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Preformatted_20_Text">
      <style:paragraph-properties fo:text-align="start" style:justify-single-word="false" fo:break-before="page"/>
      <style:text-properties style:font-name="Times New Roman" fo:font-size="14pt" style:font-size-asian="14pt" style:font-size-complex="14pt"/>
    </style:style>
    <style:style style:name="P3" style:family="paragraph" style:parent-style-name="Preformatted_20_Text">
      <style:paragraph-properties fo:text-align="start" style:justify-single-word="false"/>
      <style:text-properties style:font-name="Times New Roman" fo:font-size="14pt" officeooo:paragraph-rsid="000b2d24" style:font-size-asian="14pt" style:font-size-complex="14pt"/>
    </style:style>
    <style:style style:name="P4" style:family="paragraph" style:parent-style-name="Preformatted_20_Text">
      <style:paragraph-properties fo:text-align="start" style:justify-single-word="false"/>
      <style:text-properties style:font-name="Times New Roman" fo:font-size="14pt" officeooo:paragraph-rsid="0010b3d6" style:font-size-asian="14pt" style:font-size-complex="14pt"/>
    </style:style>
    <style:style style:name="P5" style:family="paragraph" style:parent-style-name="Preformatted_20_Text">
      <style:paragraph-properties fo:text-align="start" style:justify-single-word="false"/>
      <style:text-properties style:font-name="Times New Roman" fo:font-size="14pt" officeooo:paragraph-rsid="00123c74" style:font-size-asian="14pt" style:font-size-complex="14pt"/>
    </style:style>
    <style:style style:name="P6" style:family="paragraph" style:parent-style-name="Preformatted_20_Text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7" style:family="paragraph" style:parent-style-name="Preformatted_20_Text">
      <style:paragraph-properties fo:text-align="end" style:justify-single-word="false"/>
      <style:text-properties style:font-name="Times New Roman" fo:font-size="14pt" style:font-size-asian="14pt" style:font-size-complex="14pt"/>
    </style:style>
    <style:style style:name="P8" style:family="paragraph" style:parent-style-name="Preformatted_20_Text">
      <style:paragraph-properties fo:text-align="start" style:justify-single-word="false"/>
      <style:text-properties style:font-name="Times New Roman" fo:font-size="14pt" officeooo:rsid="000b2d24" officeooo:paragraph-rsid="000b2d24" style:font-size-asian="14pt" style:font-size-complex="14pt"/>
    </style:style>
    <style:style style:name="P9" style:family="paragraph" style:parent-style-name="Preformatted_20_Text">
      <style:paragraph-properties fo:text-align="start" style:justify-single-word="false"/>
      <style:text-properties style:font-name="Times New Roman" fo:font-size="14pt" officeooo:rsid="0011511e" officeooo:paragraph-rsid="00123c74" style:font-size-asian="14pt" style:font-size-complex="14pt"/>
    </style:style>
    <style:style style:name="P10" style:family="paragraph" style:parent-style-name="Preformatted_20_Text">
      <style:paragraph-properties fo:text-align="start" style:justify-single-word="false"/>
      <style:text-properties style:font-name="Times New Roman" fo:font-size="14pt" officeooo:rsid="00123c74" officeooo:paragraph-rsid="00123c74" style:font-size-asian="14pt" style:font-size-complex="14pt"/>
    </style:style>
    <style:style style:name="P11" style:family="paragraph" style:parent-style-name="Preformatted_20_Text">
      <style:paragraph-properties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2" style:family="paragraph" style:parent-style-name="Preformatted_20_Text">
      <style:paragraph-properties fo:text-align="start" style:justify-single-word="false"/>
      <style:text-properties style:font-name="Times New Roman" fo:font-size="14pt" fo:font-weight="bold" officeooo:paragraph-rsid="0010b3d6" style:font-size-asian="14pt" style:font-weight-asian="bold" style:font-size-complex="14pt" style:font-weight-complex="bold"/>
    </style:style>
    <style:style style:name="P13" style:family="paragraph" style:parent-style-name="Preformatted_20_Text">
      <style:paragraph-properties fo:text-align="start" style:justify-single-word="false"/>
      <style:text-properties style:font-name="Times New Roman" fo:font-size="14pt" fo:font-weight="bold" officeooo:paragraph-rsid="001ce0b5" style:font-size-asian="14pt" style:font-weight-asian="bold" style:font-size-complex="14pt" style:font-weight-complex="bold"/>
    </style:style>
    <style:style style:name="P14" style:family="paragraph" style:parent-style-name="Preformatted_20_Text">
      <style:paragraph-properties fo:text-align="start" style:justify-single-word="false"/>
      <style:text-properties style:font-name="Times New Roman" fo:font-size="14pt" fo:font-weight="bold" officeooo:paragraph-rsid="002bee37" style:font-size-asian="14pt" style:font-weight-asian="bold" style:font-size-complex="14pt" style:font-weight-complex="bold"/>
    </style:style>
    <style:style style:name="P15" style:family="paragraph" style:parent-style-name="Preformatted_20_Text">
      <style:paragraph-properties fo:text-align="start" style:justify-single-word="false"/>
      <style:text-properties style:font-name="Times New Roman" fo:font-size="14pt" fo:font-weight="bold" officeooo:rsid="00261d1d" officeooo:paragraph-rsid="00261d1d" style:font-size-asian="14pt" style:font-weight-asian="bold" style:font-size-complex="14pt" style:font-weight-complex="bold"/>
    </style:style>
    <style:style style:name="P16" style:family="paragraph" style:parent-style-name="Preformatted_20_Text">
      <style:paragraph-properties fo:text-align="center" style:justify-single-word="fals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Preformatted_20_Text">
      <style:paragraph-properties fo:text-align="start" style:justify-single-word="false"/>
      <style:text-properties style:font-name="Times New Roman" fo:font-size="14pt" fo:font-style="normal" fo:font-weight="bold" officeooo:rsid="00261d1d" officeooo:paragraph-rsid="00261d1d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Preformatted_20_Text">
      <style:text-properties style:font-name="Times New Roman" fo:font-size="14pt" style:font-name-asian="NSimSun" style:font-size-asian="14pt" style:font-name-complex="Liberation Mono" style:font-size-complex="14pt"/>
    </style:style>
    <style:style style:name="P19" style:family="paragraph" style:parent-style-name="Preformatted_20_Text">
      <style:paragraph-properties fo:text-align="start" style:justify-single-word="false"/>
      <style:text-properties style:font-name="Times New Roman" fo:font-size="14pt" style:font-name-asian="NSimSun" style:font-size-asian="14pt" style:font-name-complex="Liberation Mono" style:font-size-complex="14pt"/>
    </style:style>
    <style:style style:name="P20" style:family="paragraph" style:parent-style-name="Preformatted_20_Text">
      <style:paragraph-properties fo:text-align="start" style:justify-single-word="false"/>
      <style:text-properties style:font-name="Times New Roman" fo:font-size="14pt" officeooo:rsid="000b2d24" officeooo:paragraph-rsid="000b2d24" style:font-name-asian="NSimSun" style:font-size-asian="14pt" style:font-name-complex="Liberation Mono" style:font-size-complex="14pt"/>
    </style:style>
    <style:style style:name="P21" style:family="paragraph" style:parent-style-name="Preformatted_20_Text">
      <style:paragraph-properties fo:text-align="start" style:justify-single-word="false"/>
      <style:text-properties style:font-name="Times New Roman" fo:font-size="14pt" fo:language="ru" fo:country="RU" officeooo:rsid="00123c74" officeooo:paragraph-rsid="00123c74" style:font-size-asian="14pt" style:font-size-complex="14pt"/>
    </style:style>
    <style:style style:name="P22" style:family="paragraph" style:parent-style-name="Preformatted_20_Text">
      <style:paragraph-properties fo:text-align="start" style:justify-single-word="false"/>
      <style:text-properties style:font-name="Times New Roman" fo:font-size="14pt" fo:language="ru" fo:country="RU" officeooo:rsid="00261d1d" officeooo:paragraph-rsid="00261d1d" style:font-size-asian="14pt" style:font-size-complex="14pt"/>
    </style:style>
    <style:style style:name="P23" style:family="paragraph" style:parent-style-name="Preformatted_20_Text">
      <style:paragraph-properties fo:text-align="start" style:justify-single-word="false"/>
      <style:text-properties style:font-name="Times New Roman" fo:font-size="14pt" fo:language="ru" fo:country="RU" fo:font-weight="bold" officeooo:rsid="00225490" officeooo:paragraph-rsid="00225490" style:font-size-asian="14pt" style:font-weight-asian="bold" style:font-size-complex="14pt" style:font-weight-complex="bold"/>
    </style:style>
    <style:style style:name="P24" style:family="paragraph" style:parent-style-name="Preformatted_20_Text">
      <style:paragraph-properties fo:text-align="start" style:justify-single-word="false"/>
      <style:text-properties style:font-name="Times New Roman" fo:font-size="14pt" fo:language="ru" fo:country="RU" fo:font-weight="bold" officeooo:rsid="00261d1d" officeooo:paragraph-rsid="002830fb" style:font-size-asian="14pt" style:font-weight-asian="bold" style:font-size-complex="14pt" style:font-weight-complex="bold"/>
    </style:style>
    <style:style style:name="P25" style:family="paragraph" style:parent-style-name="Preformatted_20_Text">
      <style:paragraph-properties fo:text-align="start" style:justify-single-word="false"/>
      <style:text-properties style:font-name="Times New Roman" fo:font-size="14pt" fo:language="en" fo:country="US" officeooo:rsid="00209aad" officeooo:paragraph-rsid="00209aad" style:font-size-asian="14pt" style:font-size-complex="14pt"/>
    </style:style>
    <style:style style:name="P26" style:family="paragraph" style:parent-style-name="Preformatted_20_Text">
      <style:paragraph-properties fo:text-align="start" style:justify-single-word="false"/>
      <style:text-properties style:font-name="Times New Roman" fo:font-size="14pt" fo:language="en" fo:country="US" officeooo:rsid="00123c74" officeooo:paragraph-rsid="00123c74" style:font-size-asian="14pt" style:font-size-complex="14pt"/>
    </style:style>
    <style:style style:name="P27" style:family="paragraph" style:parent-style-name="Preformatted_20_Text">
      <style:paragraph-properties fo:text-align="start" style:justify-single-word="false"/>
      <style:text-properties style:font-name="Times New Roman" fo:font-size="14pt" fo:language="en" fo:country="US" fo:font-weight="normal" officeooo:rsid="002549d5" officeooo:paragraph-rsid="002549d5" style:font-size-asian="14pt" style:font-weight-asian="normal" style:font-size-complex="14pt" style:font-weight-complex="normal"/>
    </style:style>
    <style:style style:name="P28" style:family="paragraph" style:parent-style-name="Preformatted_20_Text">
      <style:paragraph-properties fo:text-align="start" style:justify-single-word="false"/>
      <style:text-properties style:font-name="Times New Roman" fo:font-size="14pt" fo:language="en" fo:country="US" fo:font-weight="bold" officeooo:rsid="002549d5" officeooo:paragraph-rsid="002549d5" style:font-size-asian="14pt" style:font-weight-asian="bold" style:font-size-complex="14pt" style:font-weight-complex="bold"/>
    </style:style>
    <style:style style:name="P29" style:family="paragraph" style:parent-style-name="Preformatted_20_Text">
      <style:paragraph-properties fo:text-align="start" style:justify-single-word="false"/>
      <style:text-properties style:font-name="Times New Roman" fo:font-size="14pt" fo:font-weight="normal" officeooo:rsid="00225490" officeooo:paragraph-rsid="002549d5" style:font-size-asian="14pt" style:font-weight-asian="normal" style:font-size-complex="14pt" style:font-weight-complex="normal"/>
    </style:style>
    <style:style style:name="P30" style:family="paragraph" style:parent-style-name="Preformatted_20_Text">
      <style:paragraph-properties fo:text-align="start" style:justify-single-word="false"/>
      <style:text-properties style:font-name="Times New Roman" fo:font-size="14pt" fo:font-weight="normal" officeooo:rsid="002bee37" officeooo:paragraph-rsid="002cfa77" style:font-size-asian="14pt" style:font-weight-asian="normal" style:font-size-complex="14pt" style:font-weight-complex="normal"/>
    </style:style>
    <style:style style:name="P31" style:family="paragraph" style:parent-style-name="Preformatted_20_Text">
      <style:paragraph-properties fo:text-align="center" style:justify-single-word="false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32" style:family="paragraph" style:parent-style-name="Preformatted_20_Text">
      <style:paragraph-properties fo:text-align="end" style:justify-single-word="false"/>
    </style:style>
    <style:style style:name="P33" style:family="paragraph" style:parent-style-name="Preformatted_20_Text">
      <style:paragraph-properties fo:text-align="start" style:justify-single-word="false"/>
    </style:style>
    <style:style style:name="P34" style:family="paragraph" style:parent-style-name="Preformatted_20_Text">
      <style:paragraph-properties fo:text-align="start" style:justify-single-word="false"/>
      <style:text-properties officeooo:paragraph-rsid="000b2d24"/>
    </style:style>
    <style:style style:name="P35" style:family="paragraph" style:parent-style-name="Preformatted_20_Text">
      <style:paragraph-properties fo:text-align="start" style:justify-single-word="false"/>
      <style:text-properties officeooo:paragraph-rsid="000ed269"/>
    </style:style>
    <style:style style:name="P36" style:family="paragraph" style:parent-style-name="Preformatted_20_Text">
      <style:paragraph-properties fo:text-align="start" style:justify-single-word="false"/>
      <style:text-properties officeooo:paragraph-rsid="002cfa77"/>
    </style:style>
    <style:style style:name="P37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2830fb" style:font-name-asian="NSimSun" style:font-size-asian="14pt" style:font-weight-asian="normal" style:font-name-complex="Liberation Mono" style:font-size-complex="14pt" style:font-weight-complex="normal"/>
    </style:style>
    <style:style style:name="P38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2bee37" style:font-name-asian="NSimSun" style:font-size-asian="14pt" style:font-weight-asian="normal" style:font-name-complex="Liberation Mono" style:font-size-complex="14pt" style:font-weight-complex="normal"/>
    </style:style>
    <style:style style:name="P39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2549d5" style:font-name-asian="NSimSun" style:font-size-asian="14pt" style:font-weight-asian="normal" style:font-name-complex="Liberation Mono" style:font-size-complex="14pt" style:font-weight-complex="normal"/>
    </style:style>
    <style:style style:name="P40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225490" style:font-name-asian="NSimSun" style:font-size-asian="14pt" style:font-weight-asian="normal" style:font-name-complex="Liberation Mono" style:font-size-complex="14pt" style:font-weight-complex="normal"/>
    </style:style>
    <style:style style:name="P41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37c0e6" style:font-name-asian="NSimSun" style:font-size-asian="14pt" style:font-weight-asian="normal" style:font-name-complex="Liberation Mono" style:font-size-complex="14pt" style:font-weight-complex="normal"/>
    </style:style>
    <style:style style:name="P42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47aae" officeooo:paragraph-rsid="0022a2e2" style:font-name-asian="NSimSun" style:font-size-asian="14pt" style:font-weight-asian="normal" style:font-name-complex="Liberation Mono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ru" fo:country="RU" fo:font-style="normal" fo:font-weight="normal" officeooo:rsid="0029fd88" officeooo:paragraph-rsid="002830fb" style:font-name-asian="NSimSun" style:font-size-asian="14pt" style:font-style-asian="normal" style:font-weight-asian="normal" style:font-name-complex="Liberation Mono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ru" fo:country="RU" fo:font-style="normal" fo:font-weight="normal" officeooo:rsid="0029fd88" officeooo:paragraph-rsid="002bee37" style:font-name-asian="NSimSun" style:font-size-asian="14pt" style:font-style-asian="normal" style:font-weight-asian="normal" style:font-name-complex="Liberation Mono" style:font-size-complex="14pt" style:font-weight-complex="normal"/>
    </style:style>
    <style:style style:name="P45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00000" loext:opacity="100%" style:font-name="JetBrains Mono" fo:font-size="14pt" fo:font-style="italic" fo:font-weight="normal" fo:background-color="transparent" style:font-size-asian="14pt" style:font-style-asian="italic" style:font-weight-asian="normal" style:font-size-complex="14pt" style:font-style-complex="italic"/>
    </style:style>
    <style:style style:name="P46" style:family="paragraph" style:parent-style-name="Preformatted_20_Text" style:list-style-name="L1">
      <style:paragraph-properties fo:text-align="start" style:justify-single-word="false"/>
      <style:text-properties officeooo:paragraph-rsid="00146966"/>
    </style:style>
    <style:style style:name="P47" style:family="paragraph" style:parent-style-name="Preformatted_20_Text" style:list-style-name="L1">
      <style:paragraph-properties fo:text-align="start" style:justify-single-word="false"/>
      <style:text-properties officeooo:paragraph-rsid="00168dd5"/>
    </style:style>
    <style:style style:name="P48" style:family="paragraph" style:parent-style-name="Preformatted_20_Text" style:list-style-name="L1">
      <style:paragraph-properties fo:text-align="start" style:justify-single-word="false"/>
      <style:text-properties fo:language="en" fo:country="US" officeooo:rsid="0014f618" officeooo:paragraph-rsid="0044e212"/>
    </style:style>
    <style:style style:name="P49" style:family="paragraph" style:parent-style-name="Preformatted_20_Text" style:list-style-name="L2">
      <style:paragraph-properties fo:text-align="start" style:justify-single-word="false"/>
      <style:text-properties style:font-name="Times New Roman" fo:font-size="14pt" fo:language="en" fo:country="US" officeooo:rsid="00209aad" officeooo:paragraph-rsid="00209aad" style:font-size-asian="14pt" style:font-size-complex="14pt"/>
    </style:style>
    <style:style style:name="P50" style:family="paragraph" style:parent-style-name="Preformatted_20_Text" style:list-style-name="L4">
      <style:paragraph-properties fo:text-align="start" style:justify-single-word="false"/>
      <style:text-properties style:font-name="Times New Roman" fo:font-size="14pt" fo:language="en" fo:country="US" fo:font-weight="normal" officeooo:rsid="00225490" officeooo:paragraph-rsid="00225490" style:font-size-asian="14pt" style:font-weight-asian="normal" style:font-size-complex="14pt" style:font-weight-complex="normal"/>
    </style:style>
    <style:style style:name="P51" style:family="paragraph" style:parent-style-name="Preformatted_20_Text" style:list-style-name="L4">
      <style:paragraph-properties fo:text-align="start" style:justify-single-word="false"/>
      <style:text-properties style:font-name="Times New Roman" fo:font-size="14pt" fo:language="en" fo:country="US" fo:font-weight="normal" officeooo:rsid="00225490" officeooo:paragraph-rsid="002549d5" style:font-size-asian="14pt" style:font-weight-asian="normal" style:font-size-complex="14pt" style:font-weight-complex="normal"/>
    </style:style>
    <style:style style:name="P52" style:family="paragraph" style:parent-style-name="Preformatted_20_Text" style:list-style-name="L4">
      <style:paragraph-properties fo:text-align="start" style:justify-single-word="false"/>
      <style:text-properties style:font-name="Times New Roman" fo:font-size="14pt" fo:language="en" fo:country="US" fo:font-weight="normal" officeooo:rsid="0022a2e2" officeooo:paragraph-rsid="0022a2e2" style:font-size-asian="14pt" style:font-weight-asian="normal" style:font-size-complex="14pt" style:font-weight-complex="normal"/>
    </style:style>
    <style:style style:name="P53" style:family="paragraph" style:parent-style-name="Preformatted_20_Text" style:list-style-name="L4">
      <style:paragraph-properties fo:text-align="start" style:justify-single-word="false"/>
      <style:text-properties style:font-name="Times New Roman" fo:font-size="14pt" fo:language="en" fo:country="US" fo:font-weight="normal" officeooo:rsid="0022a2e2" officeooo:paragraph-rsid="002549d5" style:font-size-asian="14pt" style:font-weight-asian="normal" style:font-size-complex="14pt" style:font-weight-complex="normal"/>
    </style:style>
    <style:style style:name="P54" style:family="paragraph" style:parent-style-name="Preformatted_20_Text">
      <style:paragraph-properties fo:text-align="start" style:justify-single-word="false"/>
      <style:text-properties style:font-name="Times New Roman" fo:font-size="14pt" fo:font-weight="bold" officeooo:rsid="00261d1d" officeooo:paragraph-rsid="00261d1d" style:font-size-asian="14pt" style:font-weight-asian="bold" style:font-size-complex="14pt" style:font-weight-complex="bold"/>
    </style:style>
    <style:style style:name="P55" style:family="paragraph" style:parent-style-name="Preformatted_20_Text">
      <style:paragraph-properties fo:text-align="start" style:justify-single-word="false"/>
      <style:text-properties style:font-name="Times New Roman" fo:font-size="14pt" officeooo:rsid="003ba8f9" officeooo:paragraph-rsid="003ba8f9" style:font-size-asian="14pt" style:font-size-complex="14pt"/>
    </style:style>
    <style:style style:name="P56" style:family="paragraph" style:parent-style-name="Preformatted_20_Text">
      <style:paragraph-properties fo:text-align="start" style:justify-single-word="false"/>
      <style:text-properties style:font-name="Times New Roman" fo:font-size="14pt" officeooo:rsid="003ba8f9" officeooo:paragraph-rsid="004029d3" style:font-size-asian="14pt" style:font-size-complex="14pt"/>
    </style:style>
    <style:style style:name="P57" style:family="paragraph" style:parent-style-name="Preformatted_20_Text" style:list-style-name="L4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34fe81" style:font-name-asian="NSimSun" style:font-size-asian="14pt" style:font-weight-asian="normal" style:font-name-complex="Liberation Mono" style:font-size-complex="14pt" style:font-weight-complex="normal"/>
    </style:style>
    <style:style style:name="P58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1ce0b5" style:font-name-asian="NSimSun" style:font-size-asian="14pt" style:font-weight-asian="normal" style:font-name-complex="Liberation Mono" style:font-size-complex="14pt" style:font-weight-complex="normal"/>
    </style:style>
    <style:style style:name="P59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3ba8f9" style:font-name-asian="NSimSun" style:font-size-asian="14pt" style:font-weight-asian="normal" style:font-name-complex="Liberation Mono" style:font-size-complex="14pt" style:font-weight-complex="normal"/>
    </style:style>
    <style:style style:name="P60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209aad" style:font-name-asian="NSimSun" style:font-size-asian="14pt" style:font-weight-asian="normal" style:font-name-complex="Liberation Mono" style:font-size-complex="14pt" style:font-weight-complex="normal"/>
    </style:style>
    <style:style style:name="P61" style:family="paragraph" style:parent-style-name="Preformatted_20_Text" style:list-style-name="L2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35031b" style:font-name-asian="NSimSun" style:font-size-asian="14pt" style:font-weight-asian="normal" style:font-name-complex="Liberation Mono" style:font-size-complex="14pt" style:font-weight-complex="normal"/>
    </style:style>
    <style:style style:name="P62" style:family="paragraph" style:parent-style-name="Preformatted_20_Text" style:list-style-name="L10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4029d3" style:font-name-asian="NSimSun" style:font-size-asian="14pt" style:font-weight-asian="normal" style:font-name-complex="Liberation Mono" style:font-size-complex="14pt" style:font-weight-complex="normal"/>
    </style:style>
    <style:style style:name="P63" style:family="paragraph" style:parent-style-name="Preformatted_20_Text" style:list-style-name="L17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4029d3" style:font-name-asian="NSimSun" style:font-size-asian="14pt" style:font-weight-asian="normal" style:font-name-complex="Liberation Mono" style:font-size-complex="14pt" style:font-weight-complex="normal"/>
    </style:style>
    <style:style style:name="P64" style:family="paragraph" style:parent-style-name="Preformatted_20_Text" style:list-style-name="L16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4029d3" style:font-name-asian="NSimSun" style:font-size-asian="14pt" style:font-weight-asian="normal" style:font-name-complex="Liberation Mono" style:font-size-complex="14pt" style:font-weight-complex="normal"/>
    </style:style>
    <style:style style:name="P65" style:family="paragraph" style:parent-style-name="Preformatted_20_Text" style:list-style-name="L15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4029d3" style:font-name-asian="NSimSun" style:font-size-asian="14pt" style:font-weight-asian="normal" style:font-name-complex="Liberation Mono" style:font-size-complex="14pt" style:font-weight-complex="normal"/>
    </style:style>
    <style:style style:name="P66" style:family="paragraph" style:parent-style-name="Preformatted_20_Text" style:list-style-name="L14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4029d3" style:font-name-asian="NSimSun" style:font-size-asian="14pt" style:font-weight-asian="normal" style:font-name-complex="Liberation Mono" style:font-size-complex="14pt" style:font-weight-complex="normal"/>
    </style:style>
    <style:style style:name="P67" style:family="paragraph" style:parent-style-name="Preformatted_20_Text" style:list-style-name="L13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4029d3" style:font-name-asian="NSimSun" style:font-size-asian="14pt" style:font-weight-asian="normal" style:font-name-complex="Liberation Mono" style:font-size-complex="14pt" style:font-weight-complex="normal"/>
    </style:style>
    <style:style style:name="P68" style:family="paragraph" style:parent-style-name="Preformatted_20_Text" style:list-style-name="L12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4029d3" style:font-name-asian="NSimSun" style:font-size-asian="14pt" style:font-weight-asian="normal" style:font-name-complex="Liberation Mono" style:font-size-complex="14pt" style:font-weight-complex="normal"/>
    </style:style>
    <style:style style:name="P69" style:family="paragraph" style:parent-style-name="Preformatted_20_Text" style:list-style-name="L11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4029d3" style:font-name-asian="NSimSun" style:font-size-asian="14pt" style:font-weight-asian="normal" style:font-name-complex="Liberation Mono" style:font-size-complex="14pt" style:font-weight-complex="normal"/>
    </style:style>
    <style:style style:name="P70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ru" fo:country="RU" officeooo:rsid="00146966" officeooo:paragraph-rsid="00146966" style:font-name-asian="NSimSun" style:font-size-asian="14pt" style:font-name-complex="Liberation Mono" style:font-size-complex="14pt"/>
    </style:style>
    <style:style style:name="P71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style:font-name-asian="NSimSun" style:font-size-asian="14pt" style:font-name-complex="Liberation Mono" style:font-size-complex="14pt"/>
    </style:style>
    <style:style style:name="P72" style:family="paragraph" style:parent-style-name="Preformatted_20_Text" style:list-style-name="L1">
      <style:paragraph-properties fo:text-align="start" style:justify-single-word="false"/>
      <style:text-properties fo:color="#000000" loext:opacity="100%" style:font-name="Times New Roman" fo:font-size="14pt" officeooo:paragraph-rsid="0044e212" style:font-name-asian="NSimSun" style:font-size-asian="14pt" style:font-name-complex="Liberation Mono" style:font-size-complex="14pt"/>
    </style:style>
    <style:style style:name="P73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officeooo:rsid="003ba8f9" officeooo:paragraph-rsid="004029d3" style:font-name-asian="NSimSun" style:font-size-asian="14pt" style:font-name-complex="Liberation Mono" style:font-size-complex="14pt"/>
    </style:style>
    <style:style style:name="P74" style:family="paragraph" style:parent-style-name="Standard" style:list-style-name="L3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37c0e6" style:font-name-asian="NSimSun" style:font-size-asian="14pt" style:font-weight-asian="normal" style:font-name-complex="Liberation Mono" style:font-size-complex="14pt" style:font-weight-complex="normal"/>
    </style:style>
    <style:style style:name="P75" style:family="paragraph" style:parent-style-name="Standard" style:list-style-name="L5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2bee37" style:font-name-asian="NSimSun" style:font-size-asian="14pt" style:font-weight-asian="normal" style:font-name-complex="Liberation Mono" style:font-size-complex="14pt" style:font-weight-complex="normal"/>
    </style:style>
    <style:style style:name="P76" style:family="paragraph" style:parent-style-name="Standard" style:list-style-name="L7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35031b" style:font-name-asian="NSimSun" style:font-size-asian="14pt" style:font-weight-asian="normal" style:font-name-complex="Liberation Mono" style:font-size-complex="14pt" style:font-weight-complex="normal"/>
    </style:style>
    <style:style style:name="P77" style:family="paragraph" style:parent-style-name="Standard" style:list-style-name="L8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35d0a3" style:font-name-asian="NSimSun" style:font-size-asian="14pt" style:font-weight-asian="normal" style:font-name-complex="Liberation Mono" style:font-size-complex="14pt" style:font-weight-complex="normal"/>
    </style:style>
    <style:style style:name="P78" style:family="paragraph" style:parent-style-name="Standard" style:list-style-name="L9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3ba8f9" style:font-name-asian="NSimSun" style:font-size-asian="14pt" style:font-weight-asian="normal" style:font-name-complex="Liberation Mono" style:font-size-complex="14pt" style:font-weight-complex="normal"/>
    </style:style>
    <style:style style:name="P79" style:family="paragraph" style:parent-style-name="Standard" style:list-style-name="L9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3c159d" style:font-name-asian="NSimSun" style:font-size-asian="14pt" style:font-weight-asian="normal" style:font-name-complex="Liberation Mono" style:font-size-complex="14pt" style:font-weight-complex="normal"/>
    </style:style>
    <style:style style:name="P80" style:family="paragraph" style:parent-style-name="Standard" style:list-style-name="L4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47aae" officeooo:paragraph-rsid="0032e666" style:font-name-asian="NSimSun" style:font-size-asian="14pt" style:font-weight-asian="normal" style:font-name-complex="Liberation Mono" style:font-size-complex="14pt" style:font-weight-complex="normal"/>
    </style:style>
    <style:style style:name="P81" style:family="paragraph" style:parent-style-name="Standard" style:list-style-name="L19">
      <style:paragraph-properties fo:text-align="start" style:justify-single-word="false"/>
      <style:text-properties fo:color="#000000" loext:opacity="100%" style:font-name="Times New Roman" fo:font-size="14pt" officeooo:rsid="003ba8f9" officeooo:paragraph-rsid="00404f8c" style:font-name-asian="NSimSun" style:font-size-asian="14pt" style:font-name-complex="Liberation Mono" style:font-size-complex="14pt"/>
    </style:style>
    <style:style style:name="P82" style:family="paragraph" style:parent-style-name="Standard" style:list-style-name="L19">
      <style:paragraph-properties fo:text-align="start" style:justify-single-word="false"/>
      <style:text-properties fo:color="#000000" loext:opacity="100%" style:font-name="Times New Roman" fo:font-size="14pt" officeooo:rsid="003ba8f9" officeooo:paragraph-rsid="0044e212" style:font-name-asian="NSimSun" style:font-size-asian="14pt" style:font-name-complex="Liberation Mono" style:font-size-complex="14pt"/>
    </style:style>
    <style:style style:name="P83" style:family="paragraph" style:parent-style-name="Standard" style:list-style-name="L1">
      <style:paragraph-properties fo:text-align="start" style:justify-single-word="false"/>
      <style:text-properties fo:color="#000000" loext:opacity="100%" style:font-name="Times New Roman" fo:font-size="14pt" officeooo:rsid="0014f618" officeooo:paragraph-rsid="0044e212" style:font-name-asian="NSimSun" style:font-size-asian="14pt" style:font-name-complex="Liberation Mono" style:font-size-complex="14pt"/>
    </style:style>
    <style:style style:name="P84" style:family="paragraph" style:parent-style-name="Standard" style:list-style-name="L1">
      <style:paragraph-properties fo:text-align="start" style:justify-single-word="false"/>
      <style:text-properties fo:color="#000000" loext:opacity="100%" style:font-name="Times New Roman" fo:font-size="14pt" officeooo:rsid="0014f618" officeooo:paragraph-rsid="0046d4be" style:font-name-asian="NSimSun" style:font-size-asian="14pt" style:font-name-complex="Liberation Mono" style:font-size-complex="14pt"/>
    </style:style>
    <style:style style:name="P85" style:family="paragraph" style:parent-style-name="Standard">
      <style:paragraph-properties fo:text-align="start" style:justify-single-word="false"/>
      <style:text-properties fo:color="#000000" loext:opacity="100%" style:font-name="Times New Roman" fo:font-size="14pt" officeooo:rsid="0014f618" officeooo:paragraph-rsid="00168dd5" style:font-name-asian="NSimSun" style:font-size-asian="14pt" style:font-name-complex="Liberation Mono" style:font-size-complex="14pt"/>
    </style:style>
    <style:style style:name="P86" style:family="paragraph" style:parent-style-name="Standard" style:list-style-name="L6">
      <loext:graphic-properties draw:fill="solid" draw:fill-color="#ffffff"/>
      <style:paragraph-properties fo:background-color="#ffffff" fo:padding="0cm" fo:border="none" style:shadow="none"/>
    </style:style>
    <style:style style:name="P87" style:family="paragraph" style:parent-style-name="Standard" style:list-style-name="L6">
      <loext:graphic-properties draw:fill="solid" draw:fill-color="#ffffff"/>
      <style:paragraph-properties fo:background-color="#ffffff" fo:padding="0cm" fo:border="none" style:shadow="none"/>
      <style:text-properties officeooo:paragraph-rsid="002f33b5"/>
    </style:style>
    <style:style style:name="T1" style:family="text">
      <style:text-properties officeooo:rsid="00080fe2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80fe2"/>
    </style:style>
    <style:style style:name="T4" style:family="text">
      <style:text-properties fo:language="en" fo:country="US" officeooo:rsid="00123c74"/>
    </style:style>
    <style:style style:name="T5" style:family="text">
      <style:text-properties fo:language="en" fo:country="US" officeooo:rsid="00192be3"/>
    </style:style>
    <style:style style:name="T6" style:family="text">
      <style:text-properties fo:language="en" fo:country="US" fo:font-style="normal" officeooo:rsid="002bee37" style:font-style-asian="normal"/>
    </style:style>
    <style:style style:name="T7" style:family="text">
      <style:text-properties fo:language="en" fo:country="US" fo:font-style="normal" officeooo:rsid="002f33b5" style:font-style-asian="normal"/>
    </style:style>
    <style:style style:name="T8" style:family="text">
      <style:text-properties fo:language="en" fo:country="US" fo:font-style="normal" officeooo:rsid="0031c963" style:font-style-asian="normal"/>
    </style:style>
    <style:style style:name="T9" style:family="text">
      <style:text-properties fo:language="en" fo:country="US" fo:font-style="normal" officeooo:rsid="00345b1b" style:font-style-asian="normal"/>
    </style:style>
    <style:style style:name="T10" style:family="text">
      <style:text-properties fo:language="en" fo:country="US" fo:font-style="normal" officeooo:rsid="00225490" style:font-style-asian="normal"/>
    </style:style>
    <style:style style:name="T11" style:family="text">
      <style:text-properties fo:language="en" fo:country="US" fo:font-style="normal" officeooo:rsid="0037c0e6" style:font-style-asian="normal"/>
    </style:style>
    <style:style style:name="T12" style:family="text">
      <style:text-properties fo:language="en" fo:country="US" fo:font-style="normal" officeooo:rsid="003ba8f9" style:font-style-asian="normal"/>
    </style:style>
    <style:style style:name="T13" style:family="text">
      <style:text-properties fo:language="en" fo:country="US" fo:font-style="normal" fo:font-weight="normal" officeooo:rsid="0044e212" style:font-style-asian="normal" style:font-weight-asian="normal"/>
    </style:style>
    <style:style style:name="T14" style:family="text">
      <style:text-properties fo:language="en" fo:country="US" fo:font-style="normal" fo:font-weight="normal" style:font-style-asian="normal" style:font-weight-asian="normal"/>
    </style:style>
    <style:style style:name="T15" style:family="text">
      <style:text-properties fo:language="en" fo:country="US" fo:font-style="normal" fo:font-weight="normal" officeooo:rsid="00168dd5" style:font-style-asian="normal" style:font-weight-asian="normal"/>
    </style:style>
    <style:style style:name="T16" style:family="text">
      <style:text-properties fo:language="en" fo:country="US" fo:font-style="normal" fo:font-weight="normal" officeooo:rsid="0046d4be" style:font-style-asian="normal" style:font-weight-asian="normal"/>
    </style:style>
    <style:style style:name="T17" style:family="text">
      <style:text-properties fo:language="en" fo:country="US" officeooo:rsid="0038d226"/>
    </style:style>
    <style:style style:name="T18" style:family="text">
      <style:text-properties fo:language="en" fo:country="US" officeooo:rsid="00168dd5"/>
    </style:style>
    <style:style style:name="T19" style:family="text">
      <style:text-properties officeooo:rsid="000a0a6f"/>
    </style:style>
    <style:style style:name="T20" style:family="text">
      <style:text-properties style:font-name="Times New Roman" fo:font-size="14pt" style:font-size-asian="14pt" style:font-size-complex="14pt"/>
    </style:style>
    <style:style style:name="T21" style:family="text">
      <style:text-properties style:font-name="Times New Roman" fo:font-size="14pt" officeooo:rsid="000b2d24" style:font-size-asian="14pt" style:font-size-complex="14pt"/>
    </style:style>
    <style:style style:name="T22" style:family="text">
      <style:text-properties style:font-name="Times New Roman" fo:font-size="14pt" style:font-name-asian="NSimSun" style:font-size-asian="14pt" style:font-name-complex="Liberation Mono" style:font-size-complex="14pt"/>
    </style:style>
    <style:style style:name="T23" style:family="text">
      <style:text-properties style:font-name="Times New Roman" fo:font-size="14pt" officeooo:rsid="000a0a6f" style:font-name-asian="NSimSun" style:font-size-asian="14pt" style:font-name-complex="Liberation Mono" style:font-size-complex="14pt"/>
    </style:style>
    <style:style style:name="T24" style:family="text">
      <style:text-properties style:font-name="Times New Roman" fo:font-size="14pt" officeooo:rsid="000b2d24" style:font-name-asian="NSimSun" style:font-size-asian="14pt" style:font-name-complex="Liberation Mono" style:font-size-complex="14pt"/>
    </style:style>
    <style:style style:name="T25" style:family="text">
      <style:text-properties style:font-name="Times New Roman" fo:font-size="14pt" officeooo:rsid="000cda89" style:font-name-asian="NSimSun" style:font-size-asian="14pt" style:font-name-complex="Liberation Mono" style:font-size-complex="14pt"/>
    </style:style>
    <style:style style:name="T26" style:family="text">
      <style:text-properties style:font-name="Times New Roman" fo:font-size="14pt" officeooo:rsid="000ed269" style:font-name-asian="NSimSun" style:font-size-asian="14pt" style:font-name-complex="Liberation Mono" style:font-size-complex="14pt"/>
    </style:style>
    <style:style style:name="T27" style:family="text">
      <style:text-properties style:font-name="Times New Roman" fo:font-size="14pt" officeooo:rsid="00168dd5" style:font-name-asian="NSimSun" style:font-size-asian="14pt" style:font-name-complex="Liberation Mono" style:font-size-complex="14pt"/>
    </style:style>
    <style:style style:name="T28" style:family="text">
      <style:text-properties style:font-name="Times New Roman" fo:font-size="14pt" fo:language="ru" fo:country="RU" officeooo:rsid="00146966" style:font-size-asian="14pt" style:font-size-complex="14pt"/>
    </style:style>
    <style:style style:name="T29" style:family="text">
      <style:text-properties style:font-name="Times New Roman" fo:font-size="14pt" fo:language="ru" fo:country="RU" officeooo:rsid="0014f618" style:font-size-asian="14pt" style:font-size-complex="14pt"/>
    </style:style>
    <style:style style:name="T30" style:family="text">
      <style:text-properties style:font-name="Times New Roman" fo:font-size="14pt" fo:language="ru" fo:country="RU" style:font-name-asian="NSimSun" style:font-size-asian="14pt" style:font-name-complex="Liberation Mono" style:font-size-complex="14pt"/>
    </style:style>
    <style:style style:name="T31" style:family="text">
      <style:text-properties style:font-name="Times New Roman" fo:font-size="14pt" fo:language="ru" fo:country="RU" officeooo:rsid="00146966" style:font-name-asian="NSimSun" style:font-size-asian="14pt" style:font-name-complex="Liberation Mono" style:font-size-complex="14pt"/>
    </style:style>
    <style:style style:name="T32" style:family="text">
      <style:text-properties style:font-name="Times New Roman" fo:font-size="14pt" fo:language="ru" fo:country="RU" officeooo:rsid="0014f618" style:font-name-asian="NSimSun" style:font-size-asian="14pt" style:font-name-complex="Liberation Mono" style:font-size-complex="14pt"/>
    </style:style>
    <style:style style:name="T33" style:family="text">
      <style:text-properties style:font-name="Times New Roman" fo:font-size="14pt" fo:language="ru" fo:country="RU" officeooo:rsid="00168dd5" style:font-name-asian="NSimSun" style:font-size-asian="14pt" style:font-name-complex="Liberation Mono" style:font-size-complex="14pt"/>
    </style:style>
    <style:style style:name="T34" style:family="text">
      <style:text-properties style:font-name="Times New Roman" fo:font-size="14pt" fo:language="en" fo:country="US" officeooo:rsid="00146966" style:font-size-asian="14pt" style:font-size-complex="14pt"/>
    </style:style>
    <style:style style:name="T35" style:family="text">
      <style:text-properties style:font-name="Times New Roman" fo:font-size="14pt" fo:language="en" fo:country="US" officeooo:rsid="0014f618" style:font-name-asian="NSimSun" style:font-size-asian="14pt" style:font-name-complex="Liberation Mono" style:font-size-complex="14pt"/>
    </style:style>
    <style:style style:name="T36" style:family="text">
      <style:text-properties style:font-name="Times New Roman" fo:font-size="14pt" fo:language="en" fo:country="US" officeooo:rsid="00168dd5" style:font-name-asian="NSimSun" style:font-size-asian="14pt" style:font-name-complex="Liberation Mono" style:font-size-complex="14pt"/>
    </style:style>
    <style:style style:name="T37" style:family="text">
      <style:text-properties style:font-name="Times New Roman" fo:font-size="14pt" fo:language="en" fo:country="US" officeooo:rsid="00172ebc" style:font-name-asian="NSimSun" style:font-size-asian="14pt" style:font-name-complex="Liberation Mono" style:font-size-complex="14pt"/>
    </style:style>
    <style:style style:name="T38" style:family="text">
      <style:text-properties style:font-name="Times New Roman" fo:font-size="14pt" fo:language="en" fo:country="US" officeooo:rsid="00174971" style:font-name-asian="NSimSun" style:font-size-asian="14pt" style:font-name-complex="Liberation Mono" style:font-size-complex="14pt"/>
    </style:style>
    <style:style style:name="T39" style:family="text">
      <style:text-properties style:font-name="Times New Roman" fo:font-size="14pt" fo:language="en" fo:country="US" officeooo:rsid="001a539f" style:font-name-asian="NSimSun" style:font-size-asian="14pt" style:font-name-complex="Liberation Mono" style:font-size-complex="14pt"/>
    </style:style>
    <style:style style:name="T40" style:family="text">
      <style:text-properties officeooo:rsid="000b2d24"/>
    </style:style>
    <style:style style:name="T41" style:family="text">
      <style:text-properties officeooo:rsid="000cda89"/>
    </style:style>
    <style:style style:name="T42" style:family="text">
      <style:text-properties fo:language="ru" fo:country="RU"/>
    </style:style>
    <style:style style:name="T43" style:family="text">
      <style:text-properties fo:language="ru" fo:country="RU" officeooo:rsid="00123c74"/>
    </style:style>
    <style:style style:name="T44" style:family="text">
      <style:text-properties fo:language="ru" fo:country="RU" officeooo:rsid="0011511e"/>
    </style:style>
    <style:style style:name="T45" style:family="text">
      <style:text-properties fo:language="ru" fo:country="RU" officeooo:rsid="00146966"/>
    </style:style>
    <style:style style:name="T46" style:family="text">
      <style:text-properties fo:language="ru" fo:country="RU" officeooo:rsid="0014f618"/>
    </style:style>
    <style:style style:name="T47" style:family="text">
      <style:text-properties fo:language="ru" fo:country="RU" style:font-name-asian="NSimSun" style:font-name-complex="Liberation Mono"/>
    </style:style>
    <style:style style:name="T48" style:family="text">
      <style:text-properties fo:language="ru" fo:country="RU" officeooo:rsid="00146966" style:font-name-asian="NSimSun" style:font-name-complex="Liberation Mono"/>
    </style:style>
    <style:style style:name="T49" style:family="text">
      <style:text-properties fo:language="ru" fo:country="RU" officeooo:rsid="0014f618" style:font-name-asian="NSimSun" style:font-name-complex="Liberation Mono"/>
    </style:style>
    <style:style style:name="T50" style:family="text">
      <style:text-properties fo:language="ru" fo:country="RU" officeooo:rsid="0022a2e2"/>
    </style:style>
    <style:style style:name="T51" style:family="text">
      <style:text-properties fo:language="ru" fo:country="RU" officeooo:rsid="00247aae"/>
    </style:style>
    <style:style style:name="T52" style:family="text">
      <style:text-properties fo:language="ru" fo:country="RU" officeooo:rsid="0024dd0b"/>
    </style:style>
    <style:style style:name="T53" style:family="text">
      <style:text-properties fo:language="ru" fo:country="RU" officeooo:rsid="002549d5"/>
    </style:style>
    <style:style style:name="T54" style:family="text">
      <style:text-properties fo:language="ru" fo:country="RU" officeooo:rsid="00261d1d"/>
    </style:style>
    <style:style style:name="T55" style:family="text">
      <style:text-properties fo:language="ru" fo:country="RU" officeooo:rsid="000b2d24"/>
    </style:style>
    <style:style style:name="T56" style:family="text">
      <style:text-properties fo:language="ru" fo:country="RU" officeooo:rsid="002e34fe"/>
    </style:style>
    <style:style style:name="T57" style:family="text">
      <style:text-properties fo:language="ru" fo:country="RU" fo:font-weight="normal" officeooo:rsid="0022a2e2" style:font-weight-asian="normal" style:font-weight-complex="normal"/>
    </style:style>
    <style:style style:name="T58" style:family="text">
      <style:text-properties fo:language="ru" fo:country="RU" fo:font-weight="normal" officeooo:rsid="002e34fe" style:font-weight-asian="normal" style:font-weight-complex="normal"/>
    </style:style>
    <style:style style:name="T59" style:family="text">
      <style:text-properties fo:language="ru" fo:country="RU" officeooo:rsid="0042bc23"/>
    </style:style>
    <style:style style:name="T60" style:family="text">
      <style:text-properties fo:language="ru" fo:country="RU" fo:font-style="normal" fo:font-weight="normal" officeooo:rsid="0044e212" style:font-style-asian="normal" style:font-weight-asian="normal"/>
    </style:style>
    <style:style style:name="T61" style:family="text">
      <style:text-properties fo:language="ru" fo:country="RU" fo:font-style="normal" fo:font-weight="normal" officeooo:rsid="00168dd5" style:font-style-asian="normal" style:font-weight-asian="normal"/>
    </style:style>
    <style:style style:name="T62" style:family="text">
      <style:text-properties fo:language="ru" fo:country="RU" fo:font-style="normal" fo:font-weight="normal" style:font-style-asian="normal" style:font-weight-asian="normal"/>
    </style:style>
    <style:style style:name="T63" style:family="text">
      <style:text-properties fo:language="ru" fo:country="RU" fo:font-style="normal" fo:font-weight="normal" officeooo:rsid="0046d4be" style:font-style-asian="normal" style:font-weight-asian="normal"/>
    </style:style>
    <style:style style:name="T64" style:family="text">
      <style:text-properties fo:language="ru" fo:country="RU" officeooo:rsid="00168dd5"/>
    </style:style>
    <style:style style:name="T65" style:family="text">
      <style:text-properties fo:color="#000000" loext:opacity="100%" fo:language="ru" fo:country="RU" fo:font-style="italic" fo:font-weight="normal" officeooo:rsid="0011511e" fo:background-color="transparent" loext:char-shading-value="0" style:font-name-asian="NSimSun" style:font-style-asian="italic" style:font-weight-asian="normal" style:font-name-complex="Liberation Mono" style:font-style-complex="italic"/>
    </style:style>
    <style:style style:name="T66" style:family="text">
      <style:text-properties fo:color="#000000" loext:opacity="100%" fo:language="ru" fo:country="RU" fo:font-style="normal" fo:font-weight="normal" officeooo:rsid="0011511e" fo:background-color="transparent" loext:char-shading-value="0" style:font-name-asian="NSimSun" style:font-style-asian="normal" style:font-weight-asian="normal" style:font-name-complex="Liberation Mono" style:font-style-complex="normal"/>
    </style:style>
    <style:style style:name="T67" style:family="text">
      <style:text-properties fo:color="#000000" loext:opacity="100%" fo:language="ru" fo:country="RU" fo:font-style="normal" officeooo:rsid="0029fd88" style:font-name-asian="NSimSun" style:font-style-asian="normal" style:font-name-complex="Liberation Mono"/>
    </style:style>
    <style:style style:name="T68" style:family="text">
      <style:text-properties fo:color="#000000" loext:opacity="100%" fo:language="ru" fo:country="RU" style:font-name-asian="NSimSun" style:font-name-complex="Liberation Mono"/>
    </style:style>
    <style:style style:name="T69" style:family="text">
      <style:text-properties fo:color="#000000" loext:opacity="100%" fo:language="ru" fo:country="RU" officeooo:rsid="0029fd88" style:font-name-asian="NSimSun" style:font-name-complex="Liberation Mono"/>
    </style:style>
    <style:style style:name="T70" style:family="text">
      <style:text-properties fo:color="#000000" loext:opacity="100%" fo:language="ru" fo:country="RU" officeooo:rsid="00247aae" style:font-name-asian="NSimSun" style:font-name-complex="Liberation Mono"/>
    </style:style>
    <style:style style:name="T71" style:family="text">
      <style:text-properties fo:color="#000000" loext:opacity="100%" style:font-name="JetBrains Mono" fo:language="ru" fo:country="RU" fo:font-style="italic" fo:font-weight="normal" fo:background-color="transparent" loext:char-shading-value="0" style:font-style-asian="italic" style:font-weight-asian="normal" style:font-style-complex="italic"/>
    </style:style>
    <style:style style:name="T72" style:family="text">
      <style:text-properties fo:color="#000000" loext:opacity="100%" style:font-name="JetBrains Mono" fo:language="ru" fo:country="RU" fo:font-style="italic" fo:font-weight="normal" officeooo:rsid="0011511e" fo:background-color="transparent" loext:char-shading-value="0" style:font-name-asian="NSimSun" style:font-style-asian="italic" style:font-weight-asian="normal" style:font-name-complex="Liberation Mono" style:font-style-complex="italic"/>
    </style:style>
    <style:style style:name="T73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74" style:family="text">
      <style:text-properties fo:color="#000000" loext:opacity="100%" style:font-name="Times New Roman" fo:font-size="14pt" fo:language="ru" fo:country="RU" fo:font-style="normal" fo:font-weight="normal" officeooo:rsid="0029fd88" style:font-name-asian="NSimSun" style:font-size-asian="14pt" style:font-style-asian="normal" style:font-weight-asian="normal" style:font-name-complex="Liberation Mono" style:font-size-complex="14pt" style:font-weight-complex="normal"/>
    </style:style>
    <style:style style:name="T75" style:family="text">
      <style:text-properties fo:color="#000000" loext:opacity="100%" style:font-name="Times New Roman" fo:font-size="14pt" fo:language="ru" fo:country="RU" fo:font-style="normal" fo:font-weight="normal" officeooo:rsid="002f33b5" style:font-name-asian="NSimSun" style:font-size-asian="14pt" style:font-style-asian="normal" style:font-weight-asian="normal" style:font-name-complex="Liberation Mono" style:font-size-complex="14pt" style:font-weight-complex="normal"/>
    </style:style>
    <style:style style:name="T76" style:family="text">
      <style:text-properties fo:color="#000000" loext:opacity="100%" style:font-name="Times New Roman" fo:font-size="14pt" fo:language="ru" fo:country="RU" fo:font-weight="normal" officeooo:rsid="0029fd88" style:font-name-asian="NSimSun" style:font-size-asian="14pt" style:font-weight-asian="normal" style:font-name-complex="Liberation Mono" style:font-size-complex="14pt" style:font-weight-complex="normal"/>
    </style:style>
    <style:style style:name="T77" style:family="text">
      <style:text-properties fo:color="#000000" loext:opacity="100%" style:font-name="Times New Roman" fo:font-size="14pt" fo:language="ru" fo:country="RU" officeooo:rsid="00146966" style:font-name-asian="NSimSun" style:font-size-asian="14pt" style:font-name-complex="Liberation Mono" style:font-size-complex="14pt"/>
    </style:style>
    <style:style style:name="T78" style:family="text">
      <style:text-properties fo:color="#000000" loext:opacity="100%" style:font-name="Times New Roman" fo:font-size="14pt" fo:language="ru" fo:country="RU" officeooo:rsid="0014f618" style:font-name-asian="NSimSun" style:font-size-asian="14pt" style:font-name-complex="Liberation Mono" style:font-size-complex="14pt"/>
    </style:style>
    <style:style style:name="T79" style:family="text">
      <style:text-properties fo:color="#000000" loext:opacity="100%" style:font-name="Times New Roman" fo:font-size="14pt" fo:language="en" fo:country="US" officeooo:rsid="00146966" style:font-name-asian="NSimSun" style:font-size-asian="14pt" style:font-name-complex="Liberation Mono" style:font-size-complex="14pt"/>
    </style:style>
    <style:style style:name="T80" style:family="text">
      <style:text-properties fo:color="#000000" loext:opacity="100%" style:font-name="Times New Roman" fo:font-size="14pt" fo:language="en" fo:country="US" officeooo:rsid="0014f618" style:font-name-asian="NSimSun" style:font-size-asian="14pt" style:font-name-complex="Liberation Mono" style:font-size-complex="14pt"/>
    </style:style>
    <style:style style:name="T81" style:family="text">
      <style:text-properties fo:color="#000000" loext:opacity="100%" fo:font-style="normal" fo:font-weight="normal" style:font-style-asian="normal" style:font-weight-asian="normal"/>
    </style:style>
    <style:style style:name="T82" style:family="text">
      <style:text-properties officeooo:rsid="00225490"/>
    </style:style>
    <style:style style:name="T83" style:family="text">
      <style:text-properties officeooo:rsid="00146966"/>
    </style:style>
    <style:style style:name="T84" style:family="text">
      <style:text-properties style:font-name-asian="NSimSun" style:font-name-complex="Liberation Mono"/>
    </style:style>
    <style:style style:name="T85" style:family="text">
      <style:text-properties officeooo:rsid="0014f618" style:font-name-asian="NSimSun" style:font-name-complex="Liberation Mono"/>
    </style:style>
    <style:style style:name="T86" style:family="text">
      <style:text-properties officeooo:rsid="00247aae"/>
    </style:style>
    <style:style style:name="T87" style:family="text">
      <style:text-properties officeooo:rsid="002549d5"/>
    </style:style>
    <style:style style:name="T88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89" style:family="text">
      <style:text-properties fo:color="#080808" loext:opacity="100%" fo:font-style="normal" fo:font-weight="normal" style:font-style-asian="normal" style:font-weight-asian="normal"/>
    </style:style>
    <style:style style:name="T90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91" style:family="text">
      <style:text-properties fo:color="#0033b3" loext:opacity="100%" style:font-name="JetBrains Mono" fo:font-size="10pt" fo:language="en" fo:country="US" fo:font-style="normal" fo:font-weight="normal" officeooo:rsid="001a539f" style:font-name-asian="NSimSun" style:font-size-asian="10pt" style:font-style-asian="normal" style:font-weight-asian="normal" style:font-name-complex="Liberation Mono" style:font-size-complex="14pt"/>
    </style:style>
    <style:style style:name="T92" style:family="text">
      <style:text-properties fo:color="#0033b3" loext:opacity="100%" fo:font-style="normal" fo:font-weight="normal" style:font-style-asian="normal" style:font-weight-asian="normal"/>
    </style:style>
    <style:style style:name="T93" style:family="text">
      <style:text-properties fo:color="#0033b3" loext:opacity="100%" fo:language="en" fo:country="US" fo:font-style="normal" fo:font-weight="normal" style:font-style-asian="normal" style:font-weight-asian="normal"/>
    </style:style>
    <style:style style:name="T94" style:family="text">
      <style:text-properties fo:font-style="normal" style:font-style-asian="normal"/>
    </style:style>
    <style:style style:name="T95" style:family="text">
      <style:text-properties fo:font-style="normal" officeooo:rsid="002bee37" style:font-style-asian="normal"/>
    </style:style>
    <style:style style:name="T96" style:family="text">
      <style:text-properties fo:font-style="normal" officeooo:rsid="0022a2e2" style:font-style-asian="normal"/>
    </style:style>
    <style:style style:name="T97" style:family="text">
      <style:text-properties fo:font-style="normal" officeooo:rsid="002e34fe" style:font-style-asian="normal"/>
    </style:style>
    <style:style style:name="T98" style:family="text">
      <style:text-properties fo:font-style="normal" officeooo:rsid="002f2388" style:font-style-asian="normal"/>
    </style:style>
    <style:style style:name="T99" style:family="text">
      <style:text-properties fo:font-style="normal" officeooo:rsid="002f33b5" style:font-style-asian="normal"/>
    </style:style>
    <style:style style:name="T100" style:family="text">
      <style:text-properties fo:font-style="normal" officeooo:rsid="00307c72" style:font-style-asian="normal"/>
    </style:style>
    <style:style style:name="T101" style:family="text">
      <style:text-properties fo:font-style="normal" officeooo:rsid="0031c963" style:font-style-asian="normal"/>
    </style:style>
    <style:style style:name="T102" style:family="text">
      <style:text-properties fo:font-style="normal" officeooo:rsid="0032e666" style:font-style-asian="normal"/>
    </style:style>
    <style:style style:name="T103" style:family="text">
      <style:text-properties fo:font-style="normal" officeooo:rsid="0037c0e6" style:font-style-asian="normal"/>
    </style:style>
    <style:style style:name="T104" style:family="text">
      <style:text-properties fo:font-style="normal" style:font-style-asian="normal"/>
    </style:style>
    <style:style style:name="T105" style:family="text">
      <style:text-properties fo:font-style="normal" style:font-style-asian="normal"/>
    </style:style>
    <style:style style:name="T106" style:family="text">
      <style:text-properties fo:font-style="normal" style:font-style-asian="normal"/>
    </style:style>
    <style:style style:name="T107" style:family="text">
      <style:text-properties fo:font-style="normal" style:font-style-asian="normal"/>
    </style:style>
    <style:style style:name="T108" style:family="text">
      <style:text-properties fo:font-style="normal" officeooo:rsid="003ba8f9" style:font-style-asian="normal"/>
    </style:style>
    <style:style style:name="T109" style:family="text">
      <style:text-properties fo:font-style="normal" officeooo:rsid="003c159d" style:font-style-asian="normal"/>
    </style:style>
    <style:style style:name="T110" style:family="text">
      <style:text-properties fo:font-style="normal" officeooo:rsid="003db7ed" style:font-style-asian="normal"/>
    </style:style>
    <style:style style:name="T111" style:family="text">
      <style:text-properties fo:font-style="normal" officeooo:rsid="003e8865" style:font-style-asian="normal"/>
    </style:style>
    <style:style style:name="T112" style:family="text">
      <style:text-properties fo:font-style="normal" officeooo:rsid="0040836a" style:font-style-asian="normal"/>
    </style:style>
    <style:style style:name="T113" style:family="text">
      <style:text-properties fo:font-style="normal" officeooo:rsid="0040d2c3" style:font-style-asian="normal"/>
    </style:style>
    <style:style style:name="T114" style:family="text">
      <style:text-properties fo:font-style="normal" officeooo:rsid="0042bc23" style:font-style-asian="normal"/>
    </style:style>
    <style:style style:name="T115" style:family="text">
      <style:text-properties fo:font-style="normal" officeooo:rsid="00440c17" style:font-style-asian="normal"/>
    </style:style>
    <style:style style:name="T116" style:family="text">
      <style:text-properties fo:font-style="normal" fo:font-weight="normal" style:font-style-asian="normal" style:font-weight-asian="normal"/>
    </style:style>
    <style:style style:name="T117" style:family="text">
      <style:text-properties fo:font-style="normal" fo:font-weight="normal" style:font-style-asian="normal" style:font-weight-asian="normal"/>
    </style:style>
    <style:style style:name="T118" style:family="text">
      <style:text-properties fo:font-style="normal" fo:font-weight="normal" style:font-style-asian="normal" style:font-weight-asian="normal"/>
    </style:style>
    <style:style style:name="T119" style:family="text">
      <style:text-properties fo:font-style="normal" fo:font-weight="normal" style:font-style-asian="normal" style:font-weight-asian="normal"/>
    </style:style>
    <style:style style:name="T120" style:family="text">
      <style:text-properties fo:font-style="normal" fo:font-weight="normal" officeooo:rsid="00404f8c" style:font-style-asian="normal" style:font-weight-asian="normal"/>
    </style:style>
    <style:style style:name="T121" style:family="text">
      <style:text-properties fo:font-style="normal" fo:font-weight="normal" officeooo:rsid="0040836a" style:font-style-asian="normal" style:font-weight-asian="normal"/>
    </style:style>
    <style:style style:name="T122" style:family="text">
      <style:text-properties fo:font-style="normal" fo:font-weight="normal" officeooo:rsid="0044e212" style:font-style-asian="normal" style:font-weight-asian="normal"/>
    </style:style>
    <style:style style:name="T123" style:family="text">
      <style:text-properties fo:font-style="normal" fo:font-weight="normal" style:font-style-asian="normal" style:font-weight-asian="normal"/>
    </style:style>
    <style:style style:name="T124" style:family="text">
      <style:text-properties officeooo:rsid="0038d226"/>
    </style:style>
    <style:style style:name="T125" style:family="text">
      <style:text-properties officeooo:rsid="003ba8f9"/>
    </style:style>
    <style:style style:name="T126" style:family="text">
      <style:text-properties officeooo:rsid="0042bc23"/>
    </style:style>
    <style:style style:name="T127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128" style:family="text">
      <style:text-properties fo:color="#00627a" loext:opacity="100%" fo:font-style="normal" fo:font-weight="normal" style:font-style-asian="normal" style:font-weight-asian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Муниципальное бюджетное общеобразовательное учреждение<text:line-break/>«Инженерный лицей №83 имени Героя Советского Союза Пинского Матвея Савельевича Уфимского государственного нефтяного технического университета» </text:p>
      <text:p text:style-name="P16">городского округа город Уфа Республики Башкортостан</text:p>
      <text:p text:style-name="P1"><text:line-break/><text:line-break/><text:line-break/><text:line-break/><text:line-break/><text:line-break/><text:line-break/></text:p>
      <text:p text:style-name="P6">Индивидуальный проект<text:line-break/>по теме:<text:line-break/>«Создание игр<text:span text:style-name="T1">ы</text:span><text:span text:style-name="T3"> DungeonEscape</text:span><text:span text:style-name="T2"> </text:span>на языке java»</text:p>
      <text:p text:style-name="P1"><text:line-break/><text:line-break/><text:line-break/><text:line-break/><text:line-break/><text:line-break/><text:line-break/><text:line-break/><text:line-break/></text:p>
      <text:p text:style-name="P7">Обучающийся:</text:p>
      <text:p text:style-name="P7">Гагарин Егор Александрович</text:p>
      <text:p text:style-name="P7">Руководитель проекта:</text:p>
      <text:p text:style-name="P32"><text:span text:style-name="T23">Гильдин Александр Григорьевич</text:span><text:span text:style-name="T20">,</text:span></text:p>
      <text:p text:style-name="P7">учитель информатики</text:p>
      <text:p text:style-name="P1"><text:line-break/><text:line-break/><text:line-break/><text:line-break/><text:line-break/><text:line-break/><text:line-break/><text:line-break/><text:line-break/><text:line-break/><text:line-break/></text:p>
      <text:p text:style-name="P31">г. Уфа, 202<text:span text:style-name="T19">3</text:span></text:p>
      <text:p text:style-name="P1"/>
      <text:p text:style-name="P11"><text:soft-page-break/>Оглавление</text:p>
      <text:p text:style-name="P11"/>
      <text:p text:style-name="P3">Введение</text:p>
      <text:p text:style-name="P1"/>
      <text:p text:style-name="P1">1. Используемые инструменты</text:p>
      <text:p text:style-name="P1"/>
      <text:p text:style-name="P1">2. Класс DungeonEscape</text:p>
      <text:p text:style-name="P1"/>
      <text:p text:style-name="P1">3. Класс MainMenuScreen</text:p>
      <text:p text:style-name="P1"/>
      <text:p text:style-name="P33"><text:span text:style-name="T24">4</text:span><text:span text:style-name="T20">. </text:span><text:span text:style-name="T24">Класс RecordScreen</text:span></text:p>
      <text:p text:style-name="P20"/>
      <text:p text:style-name="P34"><text:span text:style-name="T24">5</text:span><text:span text:style-name="T22">. Класс SettingsScreen</text:span></text:p>
      <text:p text:style-name="P20"/>
      <text:p text:style-name="P20">6. Класс GameScreen</text:p>
      <text:p text:style-name="P20"/>
      <text:p text:style-name="P20">7. Класс Player</text:p>
      <text:p text:style-name="P1"/>
      <text:p text:style-name="P1"><text:span text:style-name="T40">8</text:span>. Класс Cage</text:p>
      <text:p text:style-name="P1"/>
      <text:p text:style-name="P8">9. Класс Slime</text:p>
      <text:p text:style-name="P8"/>
      <text:p text:style-name="P8">10. Класс Animation</text:p>
      <text:p text:style-name="P8"/>
      <text:p text:style-name="P8">11. Класс Blast</text:p>
      <text:p text:style-name="P8"/>
      <text:p text:style-name="P34"><text:span text:style-name="T24">12</text:span><text:span text:style-name="T21">. Класс Lever</text:span></text:p>
      <text:p text:style-name="P8"/>
      <text:p text:style-name="P34"><text:span text:style-name="T24">13</text:span><text:span text:style-name="T21">. Класс WinScreen</text:span></text:p>
      <text:p text:style-name="P8"/>
      <text:p text:style-name="P34"><text:span text:style-name="T24">14</text:span><text:span text:style-name="T21">. Класс DeathScreen</text:span></text:p>
      <text:p text:style-name="P1"/>
      <text:p text:style-name="P1">Заключение</text:p>
      <text:p text:style-name="P2"/>
      <text:p text:style-name="P1"/>
      <text:p text:style-name="P11">Введение</text:p>
      <text:p text:style-name="P11"/>
      <text:p text:style-name="P19">Меня заинтересовала тема создания мобильных приложений и я захотел создать свою игру для телефона Android. <text:span text:style-name="T41">В прошлом году я прошел курс</text:span> it школ<text:span text:style-name="T41">ы</text:span> Samsung, поэтому в качестве основы я буду использовать язык программирования java и программу Android Studio.</text:p>
      <text:p text:style-name="P35"><text:span text:style-name="T26">Программа </text:span><text:span text:style-name="T22">Android Studio предназначен</text:span><text:span text:style-name="T26">а</text:span><text:span text:style-name="T22"> для создания приложений и в не</text:span><text:span text:style-name="T26">й</text:span><text:span text:style-name="T22"> </text:span><text:span text:style-name="T25">не достаточно</text:span><text:span text:style-name="T22"> функций для разработки игр, поэтому я буду дополнительно использовать фреймворк libGDX, </text:span><text:span text:style-name="T26">созданный</text:span><text:span text:style-name="T22"> для разработки игр. </text:span></text:p>
      <text:p text:style-name="P19">Моя цель – создать работающую игру для Android. </text:p>
      <text:p text:style-name="P19"/>
      <text:p text:style-name="P19">Для достижения этой цели необходимо решить следующие задачи:</text:p>
      <text:p text:style-name="P19">1)Научиться работать в программе Android Studio</text:p>
      <text:p text:style-name="P18">2)Научиться использовать фреймворк libGDX</text:p>
      <text:p text:style-name="P19">3)Продумать структуру классов приложения</text:p>
      <text:p text:style-name="P19">4)Реализовать и протестировать приложение</text:p>
      <text:p text:style-name="P19"/>
      <text:p text:style-name="P19">Для получения информации я буду использовать ресурсы сайтов:</text:p>
      <text:p text:style-name="P19">http://www.libgdx.ru — официальный сайт с документацией по фреймворку libgdx</text:p>
      <text:p text:style-name="P19">https://gamedev.ru – сайт с примерами применения фреймворка libGDX</text:p>
      <text:p text:style-name="P19">https://ru.stackoverflow.com – сайт с разбором ошибок при использовании Android Studio</text:p>
      <text:p text:style-name="P19">https://myitschool.ru - сайт it школы Samsung с примерами использования Android Studio</text:p>
      <text:p text:style-name="P19">https://www.piskelapp.com - сайт с онлайн редактором изображений</text:p>
      <text:p text:style-name="P19"/>
      <text:p text:style-name="P2"/>
      <text:p text:style-name="P11">1. Используемые инструменты</text:p>
      <text:p text:style-name="P1">Для разработки игры я использовал фреймворк libGDX. Он позволяет быстро и удобно создать макет для игры с добавлением различных библиотек, например Box2d для реалистичной физики или Controllers для подключения игровых контроллеров, а также имеет возможность интерпретации одного кода для запуска на разных мобильных устройствах(android, ios), на windows или для встраивания в сайт html.</text:p>
      <text:p text:style-name="P1">Цель моей игры — выбраться из подземелья, наполненного ловушками и монстрами.</text:p>
      <text:p text:style-name="P1">Перемещение осуществляется нажатием на соседнюю клетку, через стены ходить нельзя.</text:p>
      <text:p text:style-name="P1">Монстры будут пытаться преследовать игрока если попадут в его поле зрения.</text:p>
      <text:p text:style-name="P1">Для создания изображений я использовал онлайн редактор https://www.piskelapp.com</text:p>
      <text:p text:style-name="P1"/>
      <text:p text:style-name="P1">Все игровое поле состоит из клеток, внутри которых находятся изображения стен, пола, персонажа и монстров. Игровое поле хранится в виде двумерного массива из обьектов класса Cage, отвечающего за одну клетку игрового поля.</text:p>
      <text:p text:style-name="P1"/>
      <text:p text:style-name="P2"/>
      <text:p text:style-name="P12">2. Класс DungeonEscape</text:p>
      <text:p text:style-name="P4">Основной класс игры называется «DungeonEscape».</text:p>
      <text:p text:style-name="P9">Он расширяет класс <text:span text:style-name="T2">Game </text:span><text:span text:style-name="T42">библиотеки </text:span><text:span text:style-name="T2">libGDX</text:span><text:span text:style-name="T42">. В этом классе инициализируются все объекты классов </text:span><text:span text:style-name="T2">Texture</text:span><text:span text:style-name="T42">, </text:span><text:span text:style-name="T2">Sound</text:span><text:span text:style-name="T42">, </text:span><text:span text:style-name="T2">SpriteBatch, BitmapFont,</text:span><text:span text:style-name="T42"> считываются данные из текстовых файлов, отвечающих за хранение координат объектов на карте, которые потом заполняются в двумерные массивы для использования в классе </text:span><text:span text:style-name="T2">GameScreen.</text:span></text:p>
      <text:p text:style-name="P9"><text:span text:style-name="T43">Также в этом классе рассчитывается переменная </text:span><text:span text:style-name="T4">size, </text:span><text:span text:style-name="T43">отвечающая за определение размеров одной ячейки игрового поля.</text:span></text:p>
      <text:p text:style-name="P21">На экране должна отображаться область 9 на 7 клеток, а также столбик из 7 клеток для кнопок, то есть всего (9+1)*7=70 клеток.</text:p>
      <text:p text:style-name="P10">Размеры одной квадратной клетки вычисляются по алгоритму:</text:p>
      <text:p text:style-name="P45">size = height / 7;<text:line-break/>horizontal_otstup = (width-size*10)/2;<text:line-break/>vertical_otstup = 0;<text:line-break/>if(horizontal_otstup &lt; 0){<text:line-break/><text:tab/>horizontal_otstup = 0;<text:line-break/><text:tab/>size = width/10;<text:line-break/><text:tab/>vertical_otstup = (height - 7*size)/2;<text:line-break/>}</text:p>
      <text:p text:style-name="P10"><text:span text:style-name="T42">Где </text:span><text:span text:style-name="T71">horizontal_otstup, vertical_otstup</text:span><text:span text:style-name="T65"> -</text:span><text:span text:style-name="T66"> горизонтальный и вертикальный отступы, необходимые для отображения игрового поля ровно по середине экрана, максимально большими; </text:span><text:span text:style-name="T72">height, width -</text:span><text:span text:style-name="T66"> <text:s/>высота и ширина экрана, </text:span><text:span text:style-name="T72">size - </text:span><text:span text:style-name="T42">полученное в результате значение.</text:span></text:p>
      <text:p text:style-name="P5"><text:span text:style-name="T44">После инициализации всех переменных, </text:span><text:span text:style-name="T43">создается новый объект класса </text:span><text:span text:style-name="T4">MainMenuScreen, </text:span><text:span text:style-name="T43">при инициализации которого при помощи</text:span><text:span text:style-name="T4"> this </text:span><text:span text:style-name="T43">ему передаются ссылки на все ранее инициализированные переменные и</text:span><text:span text:style-name="T44"> вызывается метод </text:span><text:span text:style-name="T4">setScreen</text:span><text:span text:style-name="T43"> класса </text:span><text:span text:style-name="T4">Game, </text:span><text:span text:style-name="T43">получающий в качестве входного параметра этот экземпляр класса </text:span><text:span text:style-name="T4">MainMenuScreen</text:span><text:span text:style-name="T43"> и устанавливающий его в качестве активного интерфейса </text:span><text:span text:style-name="T4">Screen.</text:span></text:p>
      <text:p text:style-name="P26"/>
      <text:p text:style-name="P22">2. Класс</text:p>
      <text:p text:style-name="P56">Этот класс отвечает за</text:p>
      <text:p text:style-name="P56">Поля класса:</text:p>
      <text:list xml:id="list3119158034" text:style-name="L10">
        <text:list-item>
          <text:p text:style-name="P62"/>
        </text:list-item>
      </text:list>
      <text:p text:style-name="P56">Методы класса:</text:p>
      <text:list text:style-name="L16">
        <text:list-item>
          <text:p text:style-name="P64"><text:s/>– конструктор класса. В нем инициализируются все переменные.</text:p>
        </text:list-item>
      </text:list>
      <text:p text:style-name="P22">3. Класс</text:p>
      <text:p text:style-name="P56">Этот класс отвечает за</text:p>
      <text:p text:style-name="P56">Поля класса:</text:p>
      <text:list xml:id="list839877230008" text:continue-list="list3119158034" text:style-name="L10">
        <text:list-item>
          <text:p text:style-name="P62"/>
        </text:list-item>
      </text:list>
      <text:p text:style-name="P56">Методы класса:</text:p>
      <text:list text:style-name="L17">
        <text:list-item>
          <text:p text:style-name="P63"><text:s/>– конструктор класса. В нем инициализируются все переменные.</text:p>
        </text:list-item>
      </text:list>
      <text:p text:style-name="P11">4. Класс Player</text:p>
      <text:p text:style-name="P71"><text:soft-page-break/>Этот класс отвечает за создание игрока.</text:p>
      <text:p text:style-name="P73">Поля класса:</text:p>
      <text:list xml:id="list2816832497" text:style-name="L19">
        <text:list-item>
          <text:p text:style-name="P81"><text:span text:style-name="T116">private boolean </text:span><text:span text:style-name="T116">isAttacking</text:span><text:span text:style-name="T116">, </text:span><text:span text:style-name="T116">isAttacked</text:span><text:span text:style-name="T116">, </text:span><text:span text:style-name="T116">isMoving</text:span><text:span text:style-name="T116">, </text:span><text:span text:style-name="T116">isRight</text:span><text:span text:style-name="T116">;</text:span><text:span text:style-name="T120">(переменные состояния атаки, состояния атакованности, состояния движения, состояния направления вправо)</text:span></text:p>
        </text:list-item>
        <text:list-item>
          <text:p text:style-name="P81"><text:span text:style-name="T116">private int </text:span><text:span text:style-name="T116">x</text:span><text:span text:style-name="T116">, </text:span><text:span text:style-name="T116">y</text:span><text:span text:style-name="T116">, </text:span><text:span text:style-name="T116">health</text:span><text:span text:style-name="T116">, </text:span><text:span text:style-name="T116">maxHealth</text:span><text:span text:style-name="T116">, </text:span><text:span text:style-name="T116">power</text:span><text:span text:style-name="T116">;</text:span><text:span text:style-name="T121">(переменные координат на игровом поле, текущегь здоровья, максимального здоровья, урона врагам)</text:span></text:p>
        </text:list-item>
        <text:list-item>
          <text:p text:style-name="P81"><text:span text:style-name="T116">private float </text:span><text:span text:style-name="T116">realX</text:span><text:span text:style-name="T116">, </text:span><text:span text:style-name="T116">realY</text:span><text:span text:style-name="T116">, </text:span><text:span text:style-name="T116">attackedTimer</text:span><text:span text:style-name="T116">, </text:span><text:span text:style-name="T116">speed</text:span><text:span text:style-name="T116">, </text:span><text:span text:style-name="T116">horizontalOtstup</text:span><text:span text:style-name="T116">, </text:span><text:span text:style-name="T116">verticalOtstup</text:span><text:span text:style-name="T116">;</text:span><text:span text:style-name="T13">(</text:span><text:span text:style-name="T60">переменные реальных координат, времени атакованности, скорости перемещения, горизонтального и вертикального отступа игрового поля</text:span><text:span text:style-name="T13">)</text:span></text:p>
        </text:list-item>
        <text:list-item>
          <text:p text:style-name="P81"><text:span text:style-name="T116">private </text:span><text:span text:style-name="T116">Animation </text:span><text:span text:style-name="T116">playerAnimationRight</text:span><text:span text:style-name="T116">, </text:span><text:span text:style-name="T116">playerAnimationLeft</text:span><text:span text:style-name="T116">, </text:span><text:span text:style-name="T116">playerMowingRight</text:span><text:span text:style-name="T116">, </text:span><text:span text:style-name="T116">playerMowingLeft</text:span><text:span text:style-name="T116">;</text:span><text:span text:style-name="T122">(переменные, хранящие анимации ожидания, направленной вправо, ожидания, направленной влево, движения вправо, движения влево)</text:span></text:p>
        </text:list-item>
        <text:list-item>
          <text:p text:style-name="P82"><text:span text:style-name="T116">private </text:span><text:span text:style-name="T116">Texture </text:span><text:span text:style-name="T116">attackingPlayerRight</text:span><text:span text:style-name="T116">, </text:span><text:span text:style-name="T116">attackedPlayerRight</text:span><text:span text:style-name="T116">, </text:span><text:span text:style-name="T116">attackingPlayerLeft</text:span><text:span text:style-name="T116">, </text:span><text:span text:style-name="T116">attackedPlayerLeft</text:span><text:span text:style-name="T116">; </text:span><text:span text:style-name="T122">(переменные, хранящие изображения атакованного и атакующего игрока, смотрящего вправо и атакованного и атакующего игрока, смотрящего влево)</text:span></text:p>
        </text:list-item>
        <text:list-item>
          <text:p text:style-name="P81"><text:span text:style-name="T116">private </text:span><text:span text:style-name="T116">Blast </text:span><text:span text:style-name="T116">blast</text:span><text:span text:style-name="T116">;</text:span><text:span text:style-name="T122">(переменная, хранящая ссылку на снаряд игрока)</text:span></text:p>
        </text:list-item>
        <text:list-item>
          <text:p text:style-name="P81"><text:span text:style-name="T116">private </text:span><text:span text:style-name="T116">String </text:span><text:span text:style-name="T116">name</text:span><text:span text:style-name="T116">;</text:span><text:span text:style-name="T122">(переменная, хранящая имя игрока)</text:span></text:p>
        </text:list-item>
      </text:list>
      <text:p text:style-name="P70">Методы класса:</text:p>
      <text:list xml:id="list3103230802" text:style-name="L1">
        <text:list-item>
          <text:p text:style-name="P72">Player<text:span text:style-name="T18"> – </text:span><text:span text:style-name="T57">конструктор класса. </text:span><text:span text:style-name="T58">В нем инициализируются все переменные.</text:span></text:p>
        </text:list-item>
        <text:list-item>
          <text:p text:style-name="P46"><text:span text:style-name="T79">void draw – </text:span><text:span text:style-name="T77">функция отрисовки, при вызове которой принимаются ссылки на активный </text:span><text:span text:style-name="T79">SpriteBatch, </text:span><text:span text:style-name="T77">размер одн</text:span><text:span text:style-name="T28">ой клетки игрового поля </text:span><text:span text:style-name="T34">size </text:span><text:span text:style-name="T28">и время отрисовки кадра </text:span><text:span text:style-name="T34">dt, </text:span><text:span text:style-name="T28">и на полученном </text:span><text:span text:style-name="T34">SpriteBatch </text:span><text:span text:style-name="T28">рисуется необходим</text:span><text:span text:style-name="T29">ое</text:span><text:span text:style-name="T28"> </text:span><text:span text:style-name="T29">изображение</text:span><text:span text:style-name="T31"> </text:span><text:span text:style-name="T32">в координатах </text:span><text:span text:style-name="T35">(</text:span><text:span text:style-name="T32">realX;realY</text:span><text:span text:style-name="T35">) </text:span><text:span text:style-name="T31">размеров size*size в зависимости от состояния boolean переменных isAttack</text:span><text:span text:style-name="T35">ing</text:span><text:span text:style-name="T31">, isAttacked, isMoving, isRight. </text:span><text:span text:style-name="T32">Также если отрисовывалась анимация вызывается метод </text:span><text:span text:style-name="T35">update </text:span><text:span text:style-name="T32">с аргументов </text:span><text:span text:style-name="T35">dt </text:span><text:span text:style-name="T32">для переключения на следующий кадр в зависимости от значения </text:span><text:span text:style-name="T35">dt.</text:span></text:p>
        </text:list-item>
        <text:list-item>
          <text:p text:style-name="P48"><text:span text:style-name="T22">void attacking</text:span><text:span text:style-name="T27"> – </text:span><text:span text:style-name="T33">функция</text:span><text:span text:style-name="T30">, при вызове которой значение переменной </text:span><text:span text:style-name="T22">isAttacking </text:span><text:span text:style-name="T30">изменяется на </text:span><text:span text:style-name="T22">True </text:span><text:span text:style-name="T30">и проигрывается звук </text:span><text:span text:style-name="T22">playerAttackingSound.</text:span></text:p>
        </text:list-item>
        <text:list-item>
          <text:p text:style-name="P48"><text:span text:style-name="T22">void attacked</text:span><text:span text:style-name="T27"> – </text:span><text:span text:style-name="T33">функция</text:span><text:span text:style-name="T30">, при вызове которой значение переменной </text:span><text:span text:style-name="T22">isAttacked </text:span><text:span text:style-name="T30">изменяется на </text:span><text:span text:style-name="T22">True </text:span><text:span text:style-name="T30">и проигрывается звук </text:span><text:span text:style-name="T22">playerAttackedSound.</text:span></text:p>
        </text:list-item>
        <text:list-item>
          <text:p text:style-name="P47"><text:span text:style-name="T38">v</text:span><text:span text:style-name="T36">oid move – </text:span><text:span text:style-name="T33">функция, при вызове которой переменные</text:span><text:span text:style-name="T36"> </text:span><text:span text:style-name="T37">x</text:span><text:span text:style-name="T36"> </text:span><text:span text:style-name="T33">и</text:span><text:span text:style-name="T36"> </text:span><text:span text:style-name="T37">y</text:span><text:span text:style-name="T36"> </text:span><text:span text:style-name="T33">изменяются на указанное количество значений, а переменная </text:span><text:span text:style-name="T36">isMoving </text:span><text:span text:style-name="T33">принимает </text:span><text:span text:style-name="T78">значение </text:span><text:span text:style-name="T80">True.</text:span></text:p>
        </text:list-item>
        <text:list-item>
          <text:p text:style-name="P84"><text:span text:style-name="T14">public int </text:span><text:span text:style-name="T116">getX</text:span><text:span text:style-name="T116">()</text:span><text:span text:style-name="T15"> – </text:span><text:span text:style-name="T61">функция </text:span><text:span text:style-name="T13">getter </text:span><text:span text:style-name="T60">для переменной </text:span><text:span text:style-name="T62">getX</text:span><text:span text:style-name="T60">.</text:span></text:p>
        </text:list-item>
        <text:list-item>
          <text:p text:style-name="P84"><text:span text:style-name="T116">public int </text:span><text:span text:style-name="T116">getY</text:span><text:span text:style-name="T116">()</text:span><text:span text:style-name="T15"> – </text:span><text:span text:style-name="T61">функция </text:span><text:span text:style-name="T13">getter </text:span><text:span text:style-name="T60">для переменной </text:span><text:span text:style-name="T62">getY</text:span><text:span text:style-name="T60">.</text:span></text:p>
        </text:list-item>
        <text:list-item>
          <text:p text:style-name="P84"><text:span text:style-name="T116">public float </text:span><text:span text:style-name="T116">getRealX</text:span><text:span text:style-name="T116">()</text:span><text:span text:style-name="T15"> – </text:span><text:span text:style-name="T61">функция </text:span><text:span text:style-name="T13">getter </text:span><text:span text:style-name="T60">для переменной </text:span><text:span text:style-name="T62">getRealX</text:span><text:span text:style-name="T60">.</text:span></text:p>
        </text:list-item>
        <text:list-item>
          <text:p text:style-name="P84"><text:span text:style-name="T116">public float </text:span><text:span text:style-name="T116">getRealY</text:span><text:span text:style-name="T116">()</text:span><text:span text:style-name="T15"> – </text:span><text:span text:style-name="T61">функция </text:span><text:span text:style-name="T13">getter </text:span><text:span text:style-name="T60">для переменной </text:span><text:span text:style-name="T62">getRealY</text:span><text:span text:style-name="T60">.</text:span></text:p>
        </text:list-item>
        <text:list-item>
          <text:p text:style-name="P84"><text:span text:style-name="T116">public int </text:span><text:span text:style-name="T116">getHealth</text:span><text:span text:style-name="T116">()</text:span><text:span text:style-name="T15"> – </text:span><text:span text:style-name="T61">функция </text:span><text:span text:style-name="T13">getter </text:span><text:span text:style-name="T60">для переменной </text:span><text:span text:style-name="T62">getHealth</text:span><text:span text:style-name="T60">.</text:span></text:p>
        </text:list-item>
        <text:list-item>
          <text:p text:style-name="P84"><text:span text:style-name="T116">public int </text:span><text:span text:style-name="T116">getMaxHealth</text:span><text:span text:style-name="T116">()</text:span><text:span text:style-name="T15"> – </text:span><text:span text:style-name="T61">функция </text:span><text:span text:style-name="T13">getter </text:span><text:span text:style-name="T60">для переменной </text:span><text:span text:style-name="T62">getMaxHealth</text:span><text:span text:style-name="T60">.</text:span></text:p>
        </text:list-item>
        <text:list-item>
          <text:p text:style-name="P84"><text:soft-page-break/><text:span text:style-name="T116">public int </text:span><text:span text:style-name="T116">getPower</text:span><text:span text:style-name="T116">()</text:span><text:span text:style-name="T15"> – </text:span><text:span text:style-name="T61">функция </text:span><text:span text:style-name="T13">getter </text:span><text:span text:style-name="T60">для переменной </text:span><text:span text:style-name="T62">getPower</text:span><text:span text:style-name="T60">.</text:span></text:p>
        </text:list-item>
        <text:list-item>
          <text:p text:style-name="P84"><text:span text:style-name="T116">public boolean </text:span><text:span text:style-name="T116">isMoving</text:span><text:span text:style-name="T116">()</text:span><text:span text:style-name="T15"> – </text:span><text:span text:style-name="T61">функция </text:span><text:span text:style-name="T13">getter </text:span><text:span text:style-name="T60">для переменной </text:span><text:span text:style-name="T62">isMoving</text:span><text:span text:style-name="T60">.</text:span></text:p>
        </text:list-item>
        <text:list-item>
          <text:p text:style-name="P84"><text:span text:style-name="T116">public boolean </text:span><text:span text:style-name="T116">isAttacking</text:span><text:span text:style-name="T116">()</text:span><text:span text:style-name="T15"> – </text:span><text:span text:style-name="T61">функция </text:span><text:span text:style-name="T13">getter </text:span><text:span text:style-name="T60">для переменной </text:span><text:span text:style-name="T62">isAttacking</text:span><text:span text:style-name="T60">.</text:span></text:p>
        </text:list-item>
        <text:list-item>
          <text:p text:style-name="P84"><text:span text:style-name="T116">public boolean </text:span><text:span text:style-name="T116">isAttacked</text:span><text:span text:style-name="T116">()</text:span><text:span text:style-name="T15"> – </text:span><text:span text:style-name="T61">функция </text:span><text:span text:style-name="T13">getter </text:span><text:span text:style-name="T60">для переменной </text:span><text:span text:style-name="T62">isAttacked</text:span><text:span text:style-name="T60">.</text:span></text:p>
        </text:list-item>
        <text:list-item>
          <text:p text:style-name="P84"><text:span text:style-name="T116">public </text:span><text:span text:style-name="T116">String </text:span><text:span text:style-name="T116">getName</text:span><text:span text:style-name="T116">()</text:span><text:span text:style-name="T15"> – </text:span><text:span text:style-name="T61">функция </text:span><text:span text:style-name="T13">getter </text:span><text:span text:style-name="T60">для переменной </text:span><text:span text:style-name="T62">getName</text:span><text:span text:style-name="T63">.</text:span></text:p>
        </text:list-item>
        <text:list-item>
          <text:p text:style-name="P83"><text:span text:style-name="T116">public void </text:span><text:span text:style-name="T116">setHealth</text:span><text:span text:style-name="T116">(</text:span><text:span text:style-name="T116">int </text:span><text:span text:style-name="T116">newHealth)</text:span><text:span text:style-name="T15"> – </text:span><text:span text:style-name="T61">функция </text:span><text:span text:style-name="T13">setter </text:span><text:span text:style-name="T60">для переменной </text:span><text:span text:style-name="T13">health.</text:span></text:p>
        </text:list-item>
      </text:list>
      <text:p text:style-name="P85"><text:span text:style-name="T2"/></text:p>
      <text:p text:style-name="P15">5. Класс</text:p>
      <text:p text:style-name="P56">Этот класс отвечает за</text:p>
      <text:p text:style-name="P56">Поля класса:</text:p>
      <text:list xml:id="list839768975356" text:continue-list="list839877230008" text:style-name="L10">
        <text:list-item>
          <text:p text:style-name="P62"/>
        </text:list-item>
      </text:list>
      <text:p text:style-name="P56">Методы класса:</text:p>
      <text:list text:style-name="L15">
        <text:list-item>
          <text:p text:style-name="P65"><text:s/>– конструктор класса. В нем инициализируются все переменные.</text:p>
        </text:list-item>
      </text:list>
      <text:p text:style-name="P15">6. Класс</text:p>
      <text:p text:style-name="P56">Этот класс отвечает за</text:p>
      <text:p text:style-name="P56">Поля класса:</text:p>
      <text:list xml:id="list840700093115" text:continue-list="list839768975356" text:style-name="L10">
        <text:list-item>
          <text:p text:style-name="P62"/>
        </text:list-item>
      </text:list>
      <text:p text:style-name="P56">Методы класса:</text:p>
      <text:list text:style-name="L14">
        <text:list-item>
          <text:p text:style-name="P66"><text:s/>– конструктор класса. В нем инициализируются все переменные.</text:p>
        </text:list-item>
      </text:list>
      <text:p text:style-name="P17">7. Класс</text:p>
      <text:p text:style-name="P56">Этот класс отвечает за</text:p>
      <text:p text:style-name="P56">Поля класса:</text:p>
      <text:list xml:id="list840598695010" text:continue-list="list840700093115" text:style-name="L10">
        <text:list-item>
          <text:p text:style-name="P62"/>
        </text:list-item>
      </text:list>
      <text:p text:style-name="P56">Методы класса:</text:p>
      <text:list text:style-name="L13">
        <text:list-item>
          <text:p text:style-name="P67"><text:s/>– конструктор класса. В нем инициализируются все переменные.</text:p>
        </text:list-item>
      </text:list>
      <text:p text:style-name="P15">8. Класс</text:p>
      <text:p text:style-name="P56">Этот класс отвечает за</text:p>
      <text:p text:style-name="P56">Поля класса:</text:p>
      <text:list xml:id="list839985109803" text:continue-list="list840598695010" text:style-name="L10">
        <text:list-item>
          <text:p text:style-name="P62"/>
        </text:list-item>
      </text:list>
      <text:p text:style-name="P56">Методы класса:</text:p>
      <text:list text:style-name="L12">
        <text:list-item>
          <text:p text:style-name="P68"><text:s/>– конструктор класса. В нем инициализируются все переменные.</text:p>
        </text:list-item>
      </text:list>
      <text:p text:style-name="P15">9. Класс</text:p>
      <text:p text:style-name="P55">Этот класс отвечает за</text:p>
      <text:p text:style-name="P55">Поля класса:</text:p>
      <text:list xml:id="list839276655886" text:continue-list="list839985109803" text:style-name="L10">
        <text:list-item>
          <text:p text:style-name="P62"/>
        </text:list-item>
      </text:list>
      <text:p text:style-name="P55">Методы класса:</text:p>
      <text:list text:style-name="L11">
        <text:list-item>
          <text:p text:style-name="P69"><text:s/>– конструктор класса. В нем инициализируются все переменные.</text:p>
        </text:list-item>
      </text:list>
      <text:p text:style-name="P11"><text:span text:style-name="T82">10</text:span>. Класс <text:span text:style-name="T5">Animation</text:span></text:p>
      <text:p text:style-name="P58">Этот класс отвечает за создание анимации.</text:p>
      <text:p text:style-name="P59">Поля класса:</text:p>
      <text:list text:style-name="L9">
        <text:list-item>
          <text:p text:style-name="P78"><text:span text:style-name="T94">private </text:span><text:span text:style-name="T94">Array</text:span><text:span text:style-name="T94">&lt;</text:span><text:span text:style-name="T94">TextureRegion</text:span><text:span text:style-name="T94">&gt; </text:span><text:span text:style-name="T94">frames</text:span><text:span text:style-name="T94">;</text:span><text:span text:style-name="T12">(</text:span><text:span text:style-name="T108">массив из изображений, представляющих собой кадры анимации</text:span><text:span text:style-name="T12">)</text:span></text:p>
        </text:list-item>
        <text:list-item>
          <text:p text:style-name="P78"><text:span text:style-name="T94">private float </text:span><text:span text:style-name="T94">maxFrameTime</text:span><text:span text:style-name="T94">;</text:span><text:span text:style-name="T109">(</text:span><text:span text:style-name="T114">переменная </text:span><text:span text:style-name="T110">максимально</text:span><text:span text:style-name="T114">го</text:span><text:span text:style-name="T110"> врем</text:span><text:span text:style-name="T114">ени </text:span><text:span text:style-name="T115">показа</text:span><text:span text:style-name="T110"> </text:span><text:span text:style-name="T111">одного</text:span><text:span text:style-name="T110"> кадра</text:span><text:span text:style-name="T109">)</text:span></text:p>
        </text:list-item>
        <text:list-item>
          <text:p text:style-name="P78"><text:soft-page-break/><text:span text:style-name="T94">private float </text:span><text:span text:style-name="T94">currentFrameTime</text:span><text:span text:style-name="T94">;</text:span><text:span text:style-name="T109">(</text:span><text:span text:style-name="T114">переменная </text:span><text:span text:style-name="T110">врем</text:span><text:span text:style-name="T114">ени</text:span><text:span text:style-name="T110">, прошедше</text:span><text:span text:style-name="T114">го</text:span><text:span text:style-name="T110"> с показа кадра</text:span><text:span text:style-name="T109">)</text:span></text:p>
        </text:list-item>
        <text:list-item>
          <text:p text:style-name="P78"><text:span text:style-name="T94">private int </text:span><text:span text:style-name="T94">frameCount</text:span><text:span text:style-name="T94">;</text:span><text:span text:style-name="T109">(</text:span><text:span text:style-name="T114">переменная </text:span><text:span text:style-name="T109">количеств</text:span><text:span text:style-name="T114">а</text:span><text:span text:style-name="T109"> кадров в анимации)</text:span></text:p>
        </text:list-item>
        <text:list-item>
          <text:p text:style-name="P79"><text:span text:style-name="T94">private int </text:span><text:span text:style-name="T94">frame</text:span><text:span text:style-name="T94">;</text:span><text:span text:style-name="T109">(</text:span><text:span text:style-name="T114">переменная </text:span><text:span text:style-name="T109">номе</text:span><text:span text:style-name="T114">ра</text:span><text:span text:style-name="T109"> текущего изображения из массива </text:span><text:span text:style-name="T94">frames</text:span><text:span text:style-name="T109">)</text:span></text:p>
        </text:list-item>
      </text:list>
      <text:p text:style-name="P60">Методы класса:</text:p>
      <text:list text:style-name="L2">
        <text:list-item>
          <text:p text:style-name="P61">Animation – конструктор класса. В нем инициализируются все переменные.</text:p>
        </text:list-item>
        <text:list-item>
          <text:p text:style-name="P49"><text:span text:style-name="T125">public </text:span>void update<text:span text:style-name="T59">(</text:span><text:span text:style-name="T126">float dt</text:span><text:span text:style-name="T59">)</text:span> – <text:span text:style-name="T42">функция обновления кадра. Получает переменную </text:span>dt <text:span text:style-name="T126">(delta time)</text:span> <text:span text:style-name="T42">и в зависимости от ее значения переключает кадр.</text:span></text:p>
        </text:list-item>
        <text:list-item>
          <text:p text:style-name="P49"><text:span text:style-name="T125">public </text:span>TextureRegion getFrame<text:span text:style-name="T126">()</text:span> – <text:span text:style-name="T42">функция, возвращающая текущий кадр анимации.</text:span></text:p>
        </text:list-item>
      </text:list>
      <text:p text:style-name="P25"/>
      <text:p text:style-name="P23">11. <text:span text:style-name="T40">Класс Blast</text:span></text:p>
      <text:p text:style-name="P40">Этот класс отвечает за создание снарядов, используемых персонажем и врагами. Снаряд персонажа представляет собой пустую картинку.</text:p>
      <text:p text:style-name="P41">Поля класса:</text:p>
      <text:list text:style-name="L3">
        <text:list-item>
          <text:p text:style-name="P74"><text:span text:style-name="T94">private int x, y;</text:span><text:span text:style-name="T11">(</text:span><text:span text:style-name="T95">координаты </text:span><text:span text:style-name="T103">снаряда на игровом поле</text:span><text:span text:style-name="T11">)</text:span></text:p>
        </text:list-item>
        <text:list-item>
          <text:p text:style-name="P74"><text:span text:style-name="T94">private float realX, realY, speed, verticalOtstup, horizontalOtstup, size;</text:span><text:span text:style-name="T103">(реальные координаты снаряда, его скорость, отступы игрового поля от границ экрана, размер одной ячейки игрового поля)</text:span></text:p>
        </text:list-item>
        <text:list-item>
          <text:p text:style-name="P74"><text:span text:style-name="T94">private Animation blastAnimation;</text:span><text:span text:style-name="T103">(анимация снаряда)</text:span></text:p>
        </text:list-item>
        <text:list-item>
          <text:p text:style-name="P74"><text:span text:style-name="T94">private boolean isActiv;</text:span><text:span text:style-name="T103">(состояние снаряда)</text:span></text:p>
        </text:list-item>
      </text:list>
      <text:p text:style-name="P40">Методы класса:</text:p>
      <text:list xml:id="list3603855876" text:style-name="L4">
        <text:list-item>
          <text:p text:style-name="P57"><text:span text:style-name="T17">public </text:span>Blast – конструктор класса. В нем инициализируются все переменные.</text:p>
        </text:list-item>
        <text:list-item>
          <text:p text:style-name="P50"><text:span text:style-name="T124">public </text:span><text:span text:style-name="T83">void draw – </text:span><text:span text:style-name="T45">функция отрисовки, при вызове которой принимаются ссылки на активный </text:span><text:span text:style-name="T83">SpriteBatch, </text:span><text:span text:style-name="T45">размер одной клетки игрового поля </text:span><text:span text:style-name="T83">size </text:span><text:span text:style-name="T45">и время отрисовки кадра </text:span><text:span text:style-name="T83">dt, </text:span><text:span text:style-name="T45">и на полученном </text:span><text:span text:style-name="T83">SpriteBatch </text:span><text:span text:style-name="T45">рисуется необходим</text:span><text:span text:style-name="T46">ое</text:span><text:span text:style-name="T45"> </text:span><text:span text:style-name="T46">изображение</text:span><text:span text:style-name="T48"> </text:span><text:span text:style-name="T49">в координатах </text:span><text:span text:style-name="T85">(</text:span><text:span text:style-name="T49">realX;realY</text:span><text:span text:style-name="T85">) </text:span><text:span text:style-name="T48">размеров size*size в зависимости от состояния boolean переменн</text:span><text:span text:style-name="T47">ой</text:span><text:span text:style-name="T48"> isA</text:span><text:span text:style-name="T47">c</text:span><text:span text:style-name="T84">tiv</text:span><text:span text:style-name="T85">.</text:span></text:p>
        </text:list-item>
        <text:list-item>
          <text:p text:style-name="P52"><text:span text:style-name="T124">public </text:span>void setTarget – <text:span text:style-name="T42">функция, принимающая значения </text:span><text:span text:style-name="T51">начальных координат и </text:span><text:span text:style-name="T70">координат цели и устанавливающая переменную isActiv в значениеTrue.</text:span></text:p>
        </text:list-item>
        <text:list-item>
          <text:p text:style-name="P80"><text:span text:style-name="T94">public boolean isActiv() - </text:span><text:span text:style-name="T102">функция </text:span><text:span text:style-name="T9">getter</text:span><text:span text:style-name="T102">, возвращающая значение переменной <text:s/></text:span><text:span text:style-name="T94">isActiv.</text:span></text:p>
        </text:list-item>
      </text:list>
      <text:p text:style-name="P42"/>
      <text:p text:style-name="P28">12. <text:span text:style-name="T42">Класс </text:span>Lever</text:p>
      <text:p text:style-name="P39">Этот класс отвечает за создание рычага и связанной с ним двери.</text:p>
      <text:p text:style-name="P38">Поля класса:</text:p>
      <text:list text:style-name="L5">
        <text:list-item>
          <text:p text:style-name="P75"><text:span text:style-name="T94">private int x, y, doorX, doorY;</text:span><text:span text:style-name="T6">(</text:span><text:span text:style-name="T112">переменные </text:span><text:span text:style-name="T95">координат рычага </text:span><text:span text:style-name="T98">и </text:span><text:span text:style-name="T95">двери </text:span><text:span text:style-name="T98">на игровом поле</text:span><text:span text:style-name="T6">)</text:span></text:p>
        </text:list-item>
        <text:list-item>
          <text:p text:style-name="P75"><text:span text:style-name="T94">private float realX, realY, doorRealX, doorRealY;</text:span><text:span text:style-name="T98">(</text:span><text:span text:style-name="T112">переменные </text:span><text:span text:style-name="T98">реальны</text:span><text:span text:style-name="T112">х</text:span><text:span text:style-name="T98"> координат рычага и двери)</text:span></text:p>
        </text:list-item>
        <text:list-item>
          <text:p text:style-name="P75"><text:soft-page-break/><text:span text:style-name="T94">private boolean isActiv;</text:span><text:span text:style-name="T98">(</text:span><text:span text:style-name="T112">переменная </text:span><text:span text:style-name="T98">состояние рычага)</text:span></text:p>
        </text:list-item>
        <text:list-item>
          <text:p text:style-name="P75"><text:span text:style-name="T94">private <text:s/>Texture activLever, passivLever, closedDoor, openedDoor;</text:span><text:span text:style-name="T98">(</text:span><text:span text:style-name="T113">переменные, хранящие </text:span><text:span text:style-name="T98">изображения закрытой и открытой двери, активного и неактивного рычага)</text:span></text:p>
        </text:list-item>
        <text:list-item>
          <text:p text:style-name="P75"><text:span text:style-name="T94">private Sound lever_sound, openDoorSound, closeDoorSound;</text:span><text:span text:style-name="T98">(</text:span><text:span text:style-name="T113">переменные, хранящие </text:span><text:span text:style-name="T98">звуки поворота рычага, открытия и закрытия двери)</text:span></text:p>
        </text:list-item>
      </text:list>
      <text:p text:style-name="P29">Методы класса:</text:p>
      <text:list xml:id="list838936537264" text:continue-list="list3603855876" text:style-name="L4">
        <text:list-item>
          <text:p text:style-name="P51"><text:span text:style-name="T87">Lever</text:span> – <text:span text:style-name="T50">конструктор класса. </text:span><text:span text:style-name="T56">В нем инициализируются все переменные.</text:span></text:p>
        </text:list-item>
        <text:list-item>
          <text:p text:style-name="P51"><text:span text:style-name="T83">void draw – </text:span><text:span text:style-name="T45">функция отрисовки, при вызове которой принимаются ссылки на активный </text:span><text:span text:style-name="T83">SpriteBatch, </text:span><text:span text:style-name="T45">размер одной клетки игрового поля </text:span><text:span text:style-name="T83">size </text:span><text:span text:style-name="T45">и время отрисовки кадра </text:span><text:span text:style-name="T83">dt, </text:span><text:span text:style-name="T45">и на полученном </text:span><text:span text:style-name="T83">SpriteBatch </text:span><text:span text:style-name="T45">рисуется необходим</text:span><text:span text:style-name="T46">ое</text:span><text:span text:style-name="T45"> </text:span><text:span text:style-name="T46">изображение</text:span><text:span text:style-name="T48"> </text:span><text:span text:style-name="T49">в координатах </text:span><text:span text:style-name="T85">(</text:span><text:span text:style-name="T49">realX;realY</text:span><text:span text:style-name="T85">) </text:span><text:span text:style-name="T48">размеров size*size в зависимости от состояния boolean переменн</text:span><text:span text:style-name="T47">ой</text:span><text:span text:style-name="T48"> isA</text:span><text:span text:style-name="T47">c</text:span><text:span text:style-name="T84">tiv</text:span><text:span text:style-name="T85">.</text:span></text:p>
        </text:list-item>
        <text:list-item>
          <text:p text:style-name="P53">void <text:span text:style-name="T87">click</text:span> – <text:span text:style-name="T42">функция, </text:span><text:span text:style-name="T53">вызывающаяся при</text:span><text:span text:style-name="T42"> </text:span><text:span text:style-name="T53">нажатии на рычаг, запускающая звук рычага и</text:span><text:span text:style-name="T51"> </text:span><text:span text:style-name="T53">меня</text:span><text:span text:style-name="T51">ющая </text:span><text:span text:style-name="T53">значение</text:span><text:span text:style-name="T51"> </text:span><text:span text:style-name="T86">isActiv</text:span><text:span text:style-name="T52"> </text:span><text:span text:style-name="T53">на противоположное.</text:span></text:p>
        </text:list-item>
      </text:list>
      <text:p text:style-name="P27"/>
      <text:p text:style-name="P24">13. Класс <text:span text:style-name="T40">WinScreen</text:span></text:p>
      <text:p text:style-name="P36"><text:span text:style-name="T76">Этот класс отвечает за отображение экрана победы в случае победы игрока. Он расширяет класс </text:span><text:span text:style-name="T74">ScreenAdapter</text:span><text:span text:style-name="T76"> библиотеки libGDX.</text:span></text:p>
      <text:p text:style-name="P37">Поля класса:</text:p>
      <text:list xml:id="list44281707" text:style-name="L6">
        <text:list-item>
          <text:p text:style-name="P86"><text:span text:style-name="T74">DungeonEscape game;</text:span><text:span text:style-name="T75">(переменная, хранящая ссылку на основной класс)</text:span></text:p>
        </text:list-item>
      </text:list>
      <text:p text:style-name="P37">Методы класса:</text:p>
      <text:list text:style-name="L7">
        <text:list-item>
          <text:p text:style-name="P76"><text:span text:style-name="T94">public WinScreen(DungeonEscape game)</text:span><text:span text:style-name="T10"> – </text:span><text:span text:style-name="T96">конструктор класса. </text:span><text:span text:style-name="T97">В нем инициализируются все переменные.</text:span></text:p>
        </text:list-item>
        <text:list-item>
          <text:p text:style-name="P76"><text:span text:style-name="T94">public void show()</text:span><text:span text:style-name="T10"> – </text:span><text:span text:style-name="T99">перегрузка функции </text:span><text:span text:style-name="T7">show </text:span><text:span text:style-name="T99">класса </text:span><text:span text:style-name="T94">ScreenAdapter. </text:span><text:span text:style-name="T99">В ней подключается </text:span><text:span text:style-name="T7">InputProcessor </text:span><text:span text:style-name="T99">для считывания прикосновений к экрану и производятся действия при их наличии.</text:span></text:p>
        </text:list-item>
        <text:list-item>
          <text:p text:style-name="P76"><text:span text:style-name="T94">public void render(float dt)</text:span><text:span text:style-name="T10"> – </text:span><text:span text:style-name="T100">функция отрисовки картинки победы и кнопки «назад».</text:span></text:p>
        </text:list-item>
        <text:list-item>
          <text:p text:style-name="P76"><text:span text:style-name="T94">public void hide()</text:span><text:span text:style-name="T10"> – </text:span><text:span text:style-name="T99">перегрузка функции </text:span><text:span text:style-name="T101">h</text:span><text:span text:style-name="T8">ide</text:span><text:span text:style-name="T7"> </text:span><text:span text:style-name="T99">класса </text:span><text:span text:style-name="T94">ScreenAdapter. </text:span><text:span text:style-name="T101">При вызове она отключает </text:span><text:span text:style-name="T8">InputProcessor.</text:span></text:p>
        </text:list-item>
      </text:list>
      <text:p text:style-name="P43"/>
      <text:p text:style-name="P14"><text:span text:style-name="T54">14. Класс </text:span><text:span text:style-name="T55">DeathScreen</text:span></text:p>
      <text:p text:style-name="P30"><text:span text:style-name="T54">Э</text:span><text:span text:style-name="T42">тот класс </text:span><text:span text:style-name="T69">отвечает за отображение экрана </text:span><text:span text:style-name="T68">смерти</text:span><text:span text:style-name="T69"> в случае </text:span><text:span text:style-name="T68">смерти</text:span><text:span text:style-name="T69"> игрока. Он расширяет класс </text:span><text:span text:style-name="T67">ScreenAdapter</text:span><text:span text:style-name="T69"> библиотеки libGDX.</text:span></text:p>
      <text:p text:style-name="P38">Поля класса:</text:p>
      <text:list xml:id="list838872066976" text:continue-list="list44281707" text:style-name="L6">
        <text:list-item>
          <text:p text:style-name="P87"><text:span text:style-name="T74">DungeonEscape game;</text:span><text:span text:style-name="T75">(переменная, хранящая ссылку на основной класс)</text:span></text:p>
        </text:list-item>
      </text:list>
      <text:p text:style-name="P38">Методы класса:</text:p>
      <text:list text:style-name="L8">
        <text:list-item>
          <text:p text:style-name="P77"><text:span text:style-name="T94">public </text:span><text:span text:style-name="T6">Death</text:span><text:span text:style-name="T94">Screen(DungeonEscape game)</text:span><text:span text:style-name="T10"> – </text:span><text:span text:style-name="T96">конструктор класса. </text:span><text:span text:style-name="T97">В нем инициализируются все переменные.</text:span></text:p>
        </text:list-item>
        <text:list-item>
          <text:p text:style-name="P77"><text:span text:style-name="T94">public void show()</text:span><text:span text:style-name="T10"> – </text:span><text:span text:style-name="T99">перегрузка функции </text:span><text:span text:style-name="T7">show </text:span><text:span text:style-name="T99">класса </text:span><text:span text:style-name="T94">ScreenAdapter. </text:span><text:span text:style-name="T99">В ней подключается </text:span><text:span text:style-name="T7">InputProcessor </text:span><text:span text:style-name="T99">для считывания прикосновений к экрану и производятся действия при их наличии.</text:span></text:p>
        </text:list-item>
        <text:list-item>
          <text:p text:style-name="P77"><text:span text:style-name="T94">public void render(float dt)</text:span><text:span text:style-name="T10"> – </text:span><text:span text:style-name="T100">функция отрисовки картинки победы и кнопки «назад».</text:span></text:p>
        </text:list-item>
        <text:list-item>
          <text:p text:style-name="P77"><text:soft-page-break/><text:span text:style-name="T94">public void hide()</text:span><text:span text:style-name="T10"> – </text:span><text:span text:style-name="T99">перегрузка функции </text:span><text:span text:style-name="T101">h</text:span><text:span text:style-name="T8">ide</text:span><text:span text:style-name="T7"> </text:span><text:span text:style-name="T99">класса </text:span><text:span text:style-name="T94">ScreenAdapter. </text:span><text:span text:style-name="T101">При вызове она отключает </text:span><text:span text:style-name="T8">InputProcessor.</text:span></text:p>
        </text:list-item>
      </text:list>
      <text:p text:style-name="P44"/>
      <text:p text:style-name="P13">Заключение</text:p>
      <text:p text:style-name="P1"/>
      <text:p text:style-name="P1">Цель моей работы частично достигнута — создана работающая основа для игры на android и windows. Я научился работать в android studio, использовать основные функции фреймворка libgdx для создания мобильных приложений, была продумана структура классов приложения и частично реализована. В дальнейшем я добавлю нанесение урона монстрами персонажу, меню, выход из подземелья, возможность менять оружие персонажу а также изменяющиеся проходы и ловушки, наносящие урон.</text:p>
      <text:p text:style-name="P1">///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4.2$Windows_X86_64 LibreOffice_project/85569322deea74ec9134968a29af2df5663baa21</meta:generator>
    <dc:date>2023-01-23T00:08:38.543000000</dc:date>
    <meta:editing-duration>P1DT3H19M</meta:editing-duration>
    <meta:editing-cycles>62</meta:editing-cycles>
    <meta:document-statistic meta:table-count="0" meta:image-count="0" meta:object-count="0" meta:page-count="10" meta:paragraph-count="187" meta:word-count="1712" meta:character-count="13145" meta:non-whitespace-character-count="11592"/>
  </office:meta>
</office:document-meta>
</file>